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5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ndale Mono"/>
    </style:style>
    <style:style style:name="ce2" style:family="table-cell" style:parent-style-name="Default" style:data-style-name="N11">
      <style:text-properties style:font-name="Andale Mono"/>
    </style:style>
    <style:style style:name="ce3" style:family="table-cell" style:parent-style-name="Default">
      <style:text-properties fo:color="#000000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unsorted" table:style-name="ta1">
        <table:shapes>
          <draw:frame draw:z-index="0" draw:style-name="gr1" svg:width="7.2606in" svg:height="3.5433in" svg:x="9.2142in" svg:y="0.8543in">
            <draw:object draw:notify-on-update-of-ranges="unsorted.D1:unsorted.D1 unsorted.D7:unsorted.D37 unsorted.A7:unsorted.A37 unsorted.E1:unsorted.E1 unsorted.E7:unsorted.E37 unsorted.A7:unsorted.A37 unsorted.F1:unsorted.F1 unsorted.F7:unsorted.F37 unsorted.A7:unsorted.A37 unsorted.G1:unsorted.G1 unsorted.G7:unsorted.G37 unsorted.A7:unsorted.A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>
          <table:table-cell/>
          <table:table-cell office:value-type="string">
            <text:p>or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earch size</text:p>
          </table:table-cell>
          <table:table-cell table:formula="of:=2^([.C1]*4)" office:value-type="float" office:value="16">
            <text:p>16</text:p>
          </table:table-cell>
          <table:table-cell table:formula="of:=2^([.D1]*4)" office:value-type="float" office:value="256">
            <text:p>256</text:p>
          </table:table-cell>
          <table:table-cell table:formula="of:=2^([.E1]*4)" office:value-type="float" office:value="4096">
            <text:p>4096</text:p>
          </table:table-cell>
          <table:table-cell table:formula="of:=2^([.F1]*4)" office:value-type="float" office:value="65536">
            <text:p>65536</text:p>
          </table:table-cell>
          <table:table-cell table:formula="of:=2^([.G1]*4)" office:value-type="float" office:value="1048576">
            <text:p>1048576</text:p>
          </table:table-cell>
          <table:table-cell table:formula="of:=2^([.H1]*4)" office:value-type="float" office:value="16777216">
            <text:p>16777216</text:p>
          </table:table-cell>
          <table:table-cell table:formula="of:=2^([.I1]*4)" office:value-type="float" office:value="268435456">
            <text:p>268435456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unt</text:p>
          </table:table-cell>
          <table:table-cell table:formula="of:=COUNT([.C$7:.C$814])" office:value-type="float" office:value="1">
            <text:p>1</text:p>
          </table:table-cell>
          <table:table-cell table:formula="of:=COUNT([.D$7:.D$814])" office:value-type="float" office:value="1">
            <text:p>1</text:p>
          </table:table-cell>
          <table:table-cell table:formula="of:=COUNT([.E$7:.E$814])" office:value-type="float" office:value="3">
            <text:p>3</text:p>
          </table:table-cell>
          <table:table-cell table:formula="of:=COUNT([.F$7:.F$814])" office:value-type="float" office:value="7">
            <text:p>7</text:p>
          </table:table-cell>
          <table:table-cell table:formula="of:=COUNT([.G$7:.G$814])" office:value-type="float" office:value="31">
            <text:p>31</text:p>
          </table:table-cell>
          <table:table-cell table:formula="of:=COUNT([.H$7:.H$814])" office:value-type="float" office:value="138">
            <text:p>138</text:p>
          </table:table-cell>
          <table:table-cell table:formula="of:=COUNT([.I$7:.I$814])" office:value-type="float" office:value="808">
            <text:p>808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in</text:p>
          </table:table-cell>
          <table:table-cell table:formula="of:=MIN([.C$7:.C$814])" office:value-type="float" office:value="0">
            <text:p>0</text:p>
          </table:table-cell>
          <table:table-cell table:formula="of:=MIN([.D$7:.D$814])" office:value-type="float" office:value="136">
            <text:p>136</text:p>
          </table:table-cell>
          <table:table-cell table:formula="of:=MIN([.E$7:.E$814])" office:value-type="float" office:value="2340">
            <text:p>2340</text:p>
          </table:table-cell>
          <table:table-cell table:formula="of:=MIN([.F$7:.F$814])" office:value-type="float" office:value="42148">
            <text:p>42148</text:p>
          </table:table-cell>
          <table:table-cell table:formula="of:=MIN([.G$7:.G$814])" office:value-type="float" office:value="676500">
            <text:p>676500</text:p>
          </table:table-cell>
          <table:table-cell table:formula="of:=MIN([.H$7:.H$814])" office:value-type="float" office:value="11094676">
            <text:p>11094676</text:p>
          </table:table-cell>
          <table:table-cell table:formula="of:=MIN([.I$7:.I$814])" office:value-type="float" office:value="177547860">
            <text:p>17754786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x</text:p>
          </table:table-cell>
          <table:table-cell table:formula="of:=MAX([.C$7:.C$814])" office:value-type="float" office:value="0">
            <text:p>0</text:p>
          </table:table-cell>
          <table:table-cell table:formula="of:=MAX([.D$7:.D$814])" office:value-type="float" office:value="136">
            <text:p>136</text:p>
          </table:table-cell>
          <table:table-cell table:formula="of:=MAX([.E$7:.E$814])" office:value-type="float" office:value="3144">
            <text:p>3144</text:p>
          </table:table-cell>
          <table:table-cell table:formula="of:=MAX([.F$7:.F$814])" office:value-type="float" office:value="57928">
            <text:p>57928</text:p>
          </table:table-cell>
          <table:table-cell table:formula="of:=MAX([.G$7:.G$814])" office:value-type="float" office:value="928040">
            <text:p>928040</text:p>
          </table:table-cell>
          <table:table-cell table:formula="of:=MAX([.H$7:.H$814])" office:value-type="float" office:value="15246628">
            <text:p>15246628</text:p>
          </table:table-cell>
          <table:table-cell table:formula="of:=MAX([.I$7:.I$814])" office:value-type="float" office:value="247769384">
            <text:p>24776938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% to search</text:p>
          </table:table-cell>
          <table:table-cell table:style-name="ce2" table:formula="of:=([.C5]-[.C4])/[.C2]" office:value-type="percentage" office:value="0">
            <text:p>0.00%</text:p>
          </table:table-cell>
          <table:table-cell table:style-name="ce2" table:formula="of:=([.D5]-[.D4])/[.D2]" office:value-type="percentage" office:value="0">
            <text:p>0.00%</text:p>
          </table:table-cell>
          <table:table-cell table:style-name="ce2" table:formula="of:=([.E5]-[.E4])/[.E2]" office:value-type="percentage" office:value="0.1962890625">
            <text:p>19.63%</text:p>
          </table:table-cell>
          <table:table-cell table:style-name="ce2" table:formula="of:=([.F5]-[.F4])/[.F2]" office:value-type="percentage" office:value="0.24078369140625">
            <text:p>24.08%</text:p>
          </table:table-cell>
          <table:table-cell table:style-name="ce2" table:formula="of:=([.G5]-[.G4])/[.G2]" office:value-type="percentage" office:value="0.239887237548828">
            <text:p>23.99%</text:p>
          </table:table-cell>
          <table:table-cell table:style-name="ce2" table:formula="of:=([.H5]-[.H4])/[.H2]" office:value-type="percentage" office:value="0.247475624084473">
            <text:p>24.75%</text:p>
          </table:table-cell>
          <table:table-cell table:style-name="ce2" table:formula="of:=([.I5]-[.I4])/[.I2]" office:value-type="percentage" office:value="0.26159556210041">
            <text:p>26.16%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float" office:value="0">
            <text:p>0</text:p>
          </table:table-cell>
          <table:table-cell office:value-type="float" office:value="136">
            <text:p>136</text:p>
          </table:table-cell>
          <table:table-cell table:style-name="ce3" office:value-type="float" office:value="3144">
            <text:p>3144</text:p>
          </table:table-cell>
          <table:table-cell table:style-name="ce3" office:value-type="float" office:value="57928">
            <text:p>57928</text:p>
          </table:table-cell>
          <table:table-cell table:style-name="ce3" office:value-type="float" office:value="926882">
            <text:p>926882</text:p>
          </table:table-cell>
          <table:table-cell table:style-name="ce3" office:value-type="float" office:value="14830150">
            <text:p>14830150</text:p>
          </table:table-cell>
          <table:table-cell table:style-name="ce4" office:value-type="float" office:value="237282582">
            <text:p>23728258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3" office:value-type="float" office:value="2600">
            <text:p>2600</text:p>
          </table:table-cell>
          <table:table-cell table:style-name="ce3" office:value-type="float" office:value="50338">
            <text:p>50338</text:p>
          </table:table-cell>
          <table:table-cell table:style-name="ce3" office:value-type="float" office:value="926916">
            <text:p>926916</text:p>
          </table:table-cell>
          <table:table-cell table:style-name="ce3" office:value-type="float" office:value="14830218">
            <text:p>14830218</text:p>
          </table:table-cell>
          <table:table-cell table:style-name="ce4" office:value-type="float" office:value="237282854">
            <text:p>237282854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3" office:value-type="float" office:value="2340">
            <text:p>2340</text:p>
          </table:table-cell>
          <table:table-cell table:style-name="ce3" office:value-type="float" office:value="50372">
            <text:p>50372</text:p>
          </table:table-cell>
          <table:table-cell table:style-name="ce3" office:value-type="float" office:value="927000">
            <text:p>927000</text:p>
          </table:table-cell>
          <table:table-cell table:style-name="ce3" office:value-type="float" office:value="14830354">
            <text:p>14830354</text:p>
          </table:table-cell>
          <table:table-cell table:style-name="ce4" office:value-type="float" office:value="237283526">
            <text:p>23728352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table:style-name="ce3" office:value-type="float" office:value="50728">
            <text:p>50728</text:p>
          </table:table-cell>
          <table:table-cell table:style-name="ce3" office:value-type="float" office:value="887112">
            <text:p>887112</text:p>
          </table:table-cell>
          <table:table-cell table:style-name="ce3" office:value-type="float" office:value="14830690">
            <text:p>14830690</text:p>
          </table:table-cell>
          <table:table-cell table:style-name="ce4" office:value-type="float" office:value="237283610">
            <text:p>23728361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style-name="ce3" office:value-type="float" office:value="50468">
            <text:p>50468</text:p>
          </table:table-cell>
          <table:table-cell table:style-name="ce3" office:value-type="float" office:value="927012">
            <text:p>927012</text:p>
          </table:table-cell>
          <table:table-cell table:style-name="ce3" office:value-type="float" office:value="14830732">
            <text:p>14830732</text:p>
          </table:table-cell>
          <table:table-cell table:style-name="ce4" office:value-type="float" office:value="237283622">
            <text:p>237283622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style-name="ce3" office:value-type="float" office:value="43176">
            <text:p>43176</text:p>
          </table:table-cell>
          <table:table-cell table:style-name="ce3" office:value-type="float" office:value="805514">
            <text:p>805514</text:p>
          </table:table-cell>
          <table:table-cell table:style-name="ce3" office:value-type="float" office:value="14830738">
            <text:p>14830738</text:p>
          </table:table-cell>
          <table:table-cell table:style-name="ce4" office:value-type="float" office:value="237283882">
            <text:p>237283882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3" office:value-type="float" office:value="42148">
            <text:p>42148</text:p>
          </table:table-cell>
          <table:table-cell table:style-name="ce3" office:value-type="float" office:value="805650">
            <text:p>805650</text:p>
          </table:table-cell>
          <table:table-cell table:style-name="ce3" office:value-type="float" office:value="14830868">
            <text:p>14830868</text:p>
          </table:table-cell>
          <table:table-cell table:style-name="ce4" office:value-type="float" office:value="237284426">
            <text:p>237284426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3" office:value-type="float" office:value="927272">
            <text:p>927272</text:p>
          </table:table-cell>
          <table:table-cell table:style-name="ce3" office:value-type="float" office:value="14831140">
            <text:p>14831140</text:p>
          </table:table-cell>
          <table:table-cell table:style-name="ce4" office:value-type="float" office:value="237285702">
            <text:p>237285702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style-name="ce3" office:value-type="float" office:value="811716">
            <text:p>811716</text:p>
          </table:table-cell>
          <table:table-cell table:style-name="ce3" office:value-type="float" office:value="14832034">
            <text:p>14832034</text:p>
          </table:table-cell>
          <table:table-cell table:style-name="ce4" office:value-type="float" office:value="237285770">
            <text:p>237285770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style-name="ce3" office:value-type="float" office:value="836808">
            <text:p>836808</text:p>
          </table:table-cell>
          <table:table-cell table:style-name="ce3" office:value-type="float" office:value="14840104">
            <text:p>14840104</text:p>
          </table:table-cell>
          <table:table-cell table:style-name="ce4" office:value-type="float" office:value="237285938">
            <text:p>237285938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table:style-name="ce3" office:value-type="float" office:value="824004">
            <text:p>824004</text:p>
          </table:table-cell>
          <table:table-cell table:style-name="ce3" office:value-type="float" office:value="14911816">
            <text:p>14911816</text:p>
          </table:table-cell>
          <table:table-cell table:style-name="ce4" office:value-type="float" office:value="237285962">
            <text:p>237285962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style-name="ce3" office:value-type="float" office:value="857284">
            <text:p>857284</text:p>
          </table:table-cell>
          <table:table-cell table:style-name="ce3" office:value-type="float" office:value="14832226">
            <text:p>14832226</text:p>
          </table:table-cell>
          <table:table-cell table:style-name="ce4" office:value-type="float" office:value="237286482">
            <text:p>237286482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Default"/>
          <table:table-cell table:style-name="ce3" office:value-type="float" office:value="857640">
            <text:p>857640</text:p>
          </table:table-cell>
          <table:table-cell table:style-name="ce3" office:value-type="float" office:value="14193826">
            <text:p>14193826</text:p>
          </table:table-cell>
          <table:table-cell table:style-name="ce4" office:value-type="float" office:value="237287570">
            <text:p>237287570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Default"/>
          <table:table-cell table:style-name="ce3" office:value-type="float" office:value="928040">
            <text:p>928040</text:p>
          </table:table-cell>
          <table:table-cell table:style-name="ce3" office:value-type="float" office:value="14832268">
            <text:p>14832268</text:p>
          </table:table-cell>
          <table:table-cell table:style-name="ce4" office:value-type="float" office:value="237291078">
            <text:p>237291078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style-name="Default" table:number-columns-repeated="2"/>
          <table:table-cell table:style-name="ce3" office:value-type="float" office:value="809124">
            <text:p>809124</text:p>
          </table:table-cell>
          <table:table-cell table:style-name="ce3" office:value-type="float" office:value="14832274">
            <text:p>14832274</text:p>
          </table:table-cell>
          <table:table-cell table:style-name="ce4" office:value-type="float" office:value="237291146">
            <text:p>237291146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Default" table:number-columns-repeated="4"/>
          <table:table-cell table:style-name="ce3" office:value-type="float" office:value="857250">
            <text:p>857250</text:p>
          </table:table-cell>
          <table:table-cell table:style-name="ce3" office:value-type="float" office:value="14193860">
            <text:p>14193860</text:p>
          </table:table-cell>
          <table:table-cell table:style-name="ce4" office:value-type="float" office:value="237356184">
            <text:p>237356184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style-name="Default" table:number-columns-repeated="2"/>
          <table:table-cell table:style-name="ce3" office:value-type="float" office:value="836904">
            <text:p>836904</text:p>
          </table:table-cell>
          <table:table-cell table:style-name="ce3" office:value-type="float" office:value="14832404">
            <text:p>14832404</text:p>
          </table:table-cell>
          <table:table-cell table:style-name="ce4" office:value-type="float" office:value="237905096">
            <text:p>237905096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Default"/>
          <table:table-cell table:style-name="ce3" office:value-type="float" office:value="807570">
            <text:p>807570</text:p>
          </table:table-cell>
          <table:table-cell table:style-name="ce3" office:value-type="float" office:value="14832728">
            <text:p>14832728</text:p>
          </table:table-cell>
          <table:table-cell table:style-name="ce4" office:value-type="float" office:value="242296392">
            <text:p>242296392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Default"/>
          <table:table-cell table:style-name="ce3" office:value-type="float" office:value="807700">
            <text:p>807700</text:p>
          </table:table-cell>
          <table:table-cell table:style-name="ce3" office:value-type="float" office:value="14193944">
            <text:p>14193944</text:p>
          </table:table-cell>
          <table:table-cell table:style-name="ce4" office:value-type="float" office:value="237291846">
            <text:p>237291846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style-name="ce3" office:value-type="float" office:value="811682">
            <text:p>811682</text:p>
          </table:table-cell>
          <table:table-cell table:style-name="ce3" office:value-type="float" office:value="14832740">
            <text:p>14832740</text:p>
          </table:table-cell>
          <table:table-cell table:style-name="ce4" office:value-type="float" office:value="237291914">
            <text:p>237291914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style-name="ce3" office:value-type="float" office:value="825512">
            <text:p>825512</text:p>
          </table:table-cell>
          <table:table-cell table:style-name="ce3" office:value-type="float" office:value="14034248">
            <text:p>14034248</text:p>
          </table:table-cell>
          <table:table-cell table:style-name="ce4" office:value-type="float" office:value="237292076">
            <text:p>237292076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table:style-name="ce3" office:value-type="float" office:value="857380">
            <text:p>857380</text:p>
          </table:table-cell>
          <table:table-cell table:style-name="ce3" office:value-type="float" office:value="14193956">
            <text:p>14193956</text:p>
          </table:table-cell>
          <table:table-cell table:style-name="ce4" office:value-type="float" office:value="237292082">
            <text:p>237292082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table:style-name="ce3" office:value-type="float" office:value="808084">
            <text:p>808084</text:p>
          </table:table-cell>
          <table:table-cell table:style-name="ce3" office:value-type="float" office:value="14832788">
            <text:p>14832788</text:p>
          </table:table-cell>
          <table:table-cell table:style-name="ce4" office:value-type="float" office:value="237292106">
            <text:p>237292106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  <table:table-cell table:style-name="ce3" office:value-type="float" office:value="697000">
            <text:p>697000</text:p>
          </table:table-cell>
          <table:table-cell table:style-name="ce3" office:value-type="float" office:value="12888618">
            <text:p>12888618</text:p>
          </table:table-cell>
          <table:table-cell table:style-name="ce4" office:value-type="float" office:value="237292620">
            <text:p>237292620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  <table:table-cell table:style-name="ce3" office:value-type="float" office:value="811800">
            <text:p>811800</text:p>
          </table:table-cell>
          <table:table-cell table:style-name="ce3" office:value-type="float" office:value="12889162">
            <text:p>12889162</text:p>
          </table:table-cell>
          <table:table-cell table:style-name="ce4" office:value-type="float" office:value="237292626">
            <text:p>237292626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  <table:table-cell table:style-name="ce3" office:value-type="float" office:value="824088">
            <text:p>824088</text:p>
          </table:table-cell>
          <table:table-cell table:style-name="ce3" office:value-type="float" office:value="14833816">
            <text:p>14833816</text:p>
          </table:table-cell>
          <table:table-cell table:style-name="ce4" office:value-type="float" office:value="237293922">
            <text:p>237293922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  <table:table-cell table:style-name="ce3" office:value-type="float" office:value="824472">
            <text:p>824472</text:p>
          </table:table-cell>
          <table:table-cell table:style-name="ce3" office:value-type="float" office:value="14194216">
            <text:p>14194216</text:p>
          </table:table-cell>
          <table:table-cell table:style-name="ce4" office:value-type="float" office:value="237293964">
            <text:p>237293964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  <table:table-cell table:style-name="ce3" office:value-type="float" office:value="824100">
            <text:p>824100</text:p>
          </table:table-cell>
          <table:table-cell table:style-name="ce3" office:value-type="float" office:value="14833828">
            <text:p>14833828</text:p>
          </table:table-cell>
          <table:table-cell table:style-name="ce4" office:value-type="float" office:value="237293970">
            <text:p>237293970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  <table:table-cell table:style-name="ce3" office:value-type="float" office:value="824484">
            <text:p>824484</text:p>
          </table:table-cell>
          <table:table-cell table:style-name="ce3" office:value-type="float" office:value="12987154">
            <text:p>12987154</text:p>
          </table:table-cell>
          <table:table-cell table:style-name="ce4" office:value-type="float" office:value="237294132">
            <text:p>237294132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table:style-name="ce3" office:value-type="float" office:value="692900">
            <text:p>692900</text:p>
          </table:table-cell>
          <table:table-cell table:style-name="ce3" office:value-type="float" office:value="13308616">
            <text:p>13308616</text:p>
          </table:table-cell>
          <table:table-cell table:style-name="ce4" office:value-type="float" office:value="237294156">
            <text:p>237294156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  <table:table-cell table:style-name="ce3" office:value-type="float" office:value="676500">
            <text:p>676500</text:p>
          </table:table-cell>
          <table:table-cell table:style-name="ce3" office:value-type="float" office:value="13183762">
            <text:p>13183762</text:p>
          </table:table-cell>
          <table:table-cell table:style-name="ce4" office:value-type="float" office:value="237294162">
            <text:p>237294162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table:style-name="ce3"/>
          <table:table-cell table:style-name="ce3" office:value-type="float" office:value="13716242">
            <text:p>13716242</text:p>
          </table:table-cell>
          <table:table-cell table:style-name="ce4" office:value-type="float" office:value="237294676">
            <text:p>237294676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  <table:table-cell table:style-name="ce3"/>
          <table:table-cell table:style-name="ce3" office:value-type="float" office:value="14836386">
            <text:p>14836386</text:p>
          </table:table-cell>
          <table:table-cell table:style-name="ce4" office:value-type="float" office:value="237295764">
            <text:p>237295764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  <table:table-cell table:style-name="ce3"/>
          <table:table-cell table:style-name="ce3" office:value-type="float" office:value="14836420">
            <text:p>14836420</text:p>
          </table:table-cell>
          <table:table-cell table:style-name="ce4" office:value-type="float" office:value="237383204">
            <text:p>237383204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  <table:table-cell table:style-name="ce3"/>
          <table:table-cell table:style-name="ce3" office:value-type="float" office:value="14836504">
            <text:p>14836504</text:p>
          </table:table-cell>
          <table:table-cell table:style-name="ce4" office:value-type="float" office:value="237555236">
            <text:p>237555236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  <table:table-cell table:style-name="ce3"/>
          <table:table-cell table:style-name="ce3" office:value-type="float" office:value="14194888">
            <text:p>14194888</text:p>
          </table:table-cell>
          <table:table-cell table:style-name="ce4" office:value-type="float" office:value="237579812">
            <text:p>237579812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  <table:table-cell table:style-name="ce3"/>
          <table:table-cell table:style-name="ce3" office:value-type="float" office:value="14836516">
            <text:p>14836516</text:p>
          </table:table-cell>
          <table:table-cell table:style-name="ce4" office:value-type="float" office:value="238112292">
            <text:p>238112292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table:style-name="ce3"/>
          <table:table-cell table:style-name="ce3" office:value-type="float" office:value="13719704">
            <text:p>13719704</text:p>
          </table:table-cell>
          <table:table-cell table:style-name="ce4" office:value-type="float" office:value="239488548">
            <text:p>239488548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  <table:table-cell table:style-name="ce3"/>
          <table:table-cell table:style-name="ce3" office:value-type="float" office:value="14836840">
            <text:p>14836840</text:p>
          </table:table-cell>
          <table:table-cell table:style-name="ce4" office:value-type="float" office:value="239685156">
            <text:p>239685156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  <table:table-cell table:style-name="ce3"/>
          <table:table-cell table:style-name="ce3" office:value-type="float" office:value="14836888">
            <text:p>14836888</text:p>
          </table:table-cell>
          <table:table-cell table:style-name="ce4" office:value-type="float" office:value="243944996">
            <text:p>243944996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  <table:table-cell table:style-name="ce3"/>
          <table:table-cell table:style-name="ce3" office:value-type="float" office:value="14194984">
            <text:p>14194984</text:p>
          </table:table-cell>
          <table:table-cell table:style-name="ce4" office:value-type="float" office:value="237312582">
            <text:p>237312582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  <table:table-cell table:style-name="ce3"/>
          <table:table-cell table:style-name="ce3" office:value-type="float" office:value="14836900">
            <text:p>14836900</text:p>
          </table:table-cell>
          <table:table-cell table:style-name="ce4" office:value-type="float" office:value="237312650">
            <text:p>237312650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  <table:table-cell table:style-name="ce3"/>
          <table:table-cell table:style-name="ce3" office:value-type="float" office:value="13208260">
            <text:p>13208260</text:p>
          </table:table-cell>
          <table:table-cell table:style-name="ce4" office:value-type="float" office:value="237312786">
            <text:p>237312786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  <table:table-cell table:style-name="ce3"/>
          <table:table-cell table:style-name="ce3" office:value-type="float" office:value="13388962">
            <text:p>13388962</text:p>
          </table:table-cell>
          <table:table-cell table:style-name="ce4" office:value-type="float" office:value="238121256">
            <text:p>238121256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  <table:table-cell table:style-name="ce3"/>
          <table:table-cell table:style-name="ce3" office:value-type="float" office:value="13308712">
            <text:p>13308712</text:p>
          </table:table-cell>
          <table:table-cell table:style-name="ce4" office:value-type="float" office:value="239497512">
            <text:p>239497512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table:style-name="ce3"/>
          <table:table-cell table:style-name="ce3" office:value-type="float" office:value="13257412">
            <text:p>13257412</text:p>
          </table:table-cell>
          <table:table-cell table:style-name="ce4" office:value-type="float" office:value="239694120">
            <text:p>239694120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table:style-name="ce3"/>
          <table:table-cell table:style-name="ce3" office:value-type="float" office:value="13388996">
            <text:p>13388996</text:p>
          </table:table-cell>
          <table:table-cell table:style-name="ce4" office:value-type="float" office:value="243953960">
            <text:p>243953960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  <table:table-cell table:style-name="ce3"/>
          <table:table-cell table:style-name="ce3" office:value-type="float" office:value="13390532">
            <text:p>13390532</text:p>
          </table:table-cell>
          <table:table-cell table:style-name="ce4" office:value-type="float" office:value="244025672">
            <text:p>244025672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  <table:table-cell table:style-name="ce3"/>
          <table:table-cell table:style-name="ce3" office:value-type="float" office:value="14837928">
            <text:p>14837928</text:p>
          </table:table-cell>
          <table:table-cell table:style-name="ce4" office:value-type="float" office:value="247768260">
            <text:p>247768260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table:style-name="ce3"/>
          <table:table-cell table:style-name="ce3" office:value-type="float" office:value="13722308">
            <text:p>13722308</text:p>
          </table:table-cell>
          <table:table-cell table:style-name="ce4" office:value-type="float" office:value="237315654">
            <text:p>237315654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  <table:table-cell table:style-name="ce3"/>
          <table:table-cell table:style-name="ce3" office:value-type="float" office:value="13733060">
            <text:p>13733060</text:p>
          </table:table-cell>
          <table:table-cell table:style-name="ce4" office:value-type="float" office:value="237315722">
            <text:p>237315722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  <table:table-cell table:style-name="ce3"/>
          <table:table-cell table:style-name="ce3" office:value-type="float" office:value="13734596">
            <text:p>13734596</text:p>
          </table:table-cell>
          <table:table-cell table:style-name="ce4" office:value-type="float" office:value="237356196">
            <text:p>237356196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  <table:table-cell table:style-name="ce3"/>
          <table:table-cell table:style-name="ce3" office:value-type="float" office:value="13782212">
            <text:p>13782212</text:p>
          </table:table-cell>
          <table:table-cell table:style-name="ce4" office:value-type="float" office:value="238589090">
            <text:p>238589090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/>
          <table:table-cell table:style-name="Default" table:number-columns-repeated="5"/>
          <table:table-cell table:style-name="ce3" office:value-type="float" office:value="13783748">
            <text:p>13783748</text:p>
          </table:table-cell>
          <table:table-cell table:style-name="ce4" office:value-type="float" office:value="247768344">
            <text:p>247768344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/>
          <table:table-cell table:style-name="Default" table:number-columns-repeated="5"/>
          <table:table-cell table:style-name="ce3" office:value-type="float" office:value="13915332">
            <text:p>13915332</text:p>
          </table:table-cell>
          <table:table-cell table:style-name="ce4" office:value-type="float" office:value="237905192">
            <text:p>237905192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/>
          <table:table-cell table:style-name="Default" table:number-columns-repeated="5"/>
          <table:table-cell table:style-name="ce3" office:value-type="float" office:value="14847172">
            <text:p>14847172</text:p>
          </table:table-cell>
          <table:table-cell table:style-name="ce4" office:value-type="float" office:value="229714248">
            <text:p>229714248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/>
          <table:table-cell table:style-name="Default" table:number-columns-repeated="5"/>
          <table:table-cell table:style-name="ce3" office:value-type="float" office:value="14848708">
            <text:p>14848708</text:p>
          </table:table-cell>
          <table:table-cell table:style-name="ce4" office:value-type="float" office:value="242297160">
            <text:p>242297160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/>
          <table:table-cell table:style-name="Default" table:number-columns-repeated="5"/>
          <table:table-cell table:style-name="ce3" office:value-type="float" office:value="14881988">
            <text:p>14881988</text:p>
          </table:table-cell>
          <table:table-cell table:style-name="ce4" office:value-type="float" office:value="247768356">
            <text:p>247768356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/>
          <table:table-cell table:style-name="Default" table:number-columns-repeated="5"/>
          <table:table-cell table:style-name="ce3" office:value-type="float" office:value="14968004">
            <text:p>14968004</text:p>
          </table:table-cell>
          <table:table-cell table:style-name="ce4" office:value-type="float" office:value="237316422">
            <text:p>237316422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/>
          <table:table-cell table:style-name="Default" table:number-columns-repeated="5"/>
          <table:table-cell table:style-name="ce3" office:value-type="float" office:value="14980292">
            <text:p>14980292</text:p>
          </table:table-cell>
          <table:table-cell table:style-name="ce4" office:value-type="float" office:value="237316490">
            <text:p>237316490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/>
          <table:table-cell table:style-name="Default" table:number-columns-repeated="5"/>
          <table:table-cell table:style-name="ce3" office:value-type="float" office:value="15246532">
            <text:p>15246532</text:p>
          </table:table-cell>
          <table:table-cell table:style-name="ce4" office:value-type="float" office:value="227101322">
            <text:p>227101322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/>
          <table:table-cell table:style-name="Default" table:number-columns-repeated="5"/>
          <table:table-cell table:style-name="ce3" office:value-type="float" office:value="14847138">
            <text:p>14847138</text:p>
          </table:table-cell>
          <table:table-cell table:style-name="ce4" office:value-type="float" office:value="237316652">
            <text:p>237316652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/>
          <table:table-cell table:style-name="Default" table:number-columns-repeated="5"/>
          <table:table-cell table:style-name="ce3" office:value-type="float" office:value="14847256">
            <text:p>14847256</text:p>
          </table:table-cell>
          <table:table-cell table:style-name="ce4" office:value-type="float" office:value="237316658">
            <text:p>237316658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/>
          <table:table-cell table:style-name="Default" table:number-columns-repeated="5"/>
          <table:table-cell table:style-name="ce3" office:value-type="float" office:value="14847268">
            <text:p>14847268</text:p>
          </table:table-cell>
          <table:table-cell table:style-name="ce4" office:value-type="float" office:value="237316682">
            <text:p>237316682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/>
          <table:table-cell table:style-name="Default" table:number-columns-repeated="5"/>
          <table:table-cell table:style-name="ce3" office:value-type="float" office:value="13915688">
            <text:p>13915688</text:p>
          </table:table-cell>
          <table:table-cell table:style-name="ce4" office:value-type="float" office:value="227101458">
            <text:p>227101458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/>
          <table:table-cell table:style-name="Default" table:number-columns-repeated="5"/>
          <table:table-cell table:style-name="ce3" office:value-type="float" office:value="14847528">
            <text:p>14847528</text:p>
          </table:table-cell>
          <table:table-cell table:style-name="ce4" office:value-type="float" office:value="237317196">
            <text:p>237317196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/>
          <table:table-cell table:style-name="Default" table:number-columns-repeated="5"/>
          <table:table-cell table:style-name="ce3" office:value-type="float" office:value="15246498">
            <text:p>15246498</text:p>
          </table:table-cell>
          <table:table-cell table:style-name="ce4" office:value-type="float" office:value="237317202">
            <text:p>237317202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/>
          <table:table-cell table:style-name="Default" table:number-columns-repeated="5"/>
          <table:table-cell table:style-name="ce3" office:value-type="float" office:value="14848674">
            <text:p>14848674</text:p>
          </table:table-cell>
          <table:table-cell table:style-name="ce4" office:value-type="float" office:value="238589124">
            <text:p>238589124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/>
          <table:table-cell table:style-name="Default" table:number-columns-repeated="5"/>
          <table:table-cell table:style-name="ce3" office:value-type="float" office:value="14848792">
            <text:p>14848792</text:p>
          </table:table-cell>
          <table:table-cell table:style-name="ce4" office:value-type="float" office:value="247768616">
            <text:p>247768616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/>
          <table:table-cell table:style-name="Default" table:number-columns-repeated="5"/>
          <table:table-cell table:style-name="ce3" office:value-type="float" office:value="14848804">
            <text:p>14848804</text:p>
          </table:table-cell>
          <table:table-cell table:style-name="ce4" office:value-type="float" office:value="237318498">
            <text:p>237318498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/>
          <table:table-cell table:style-name="Default" table:number-columns-repeated="5"/>
          <table:table-cell table:style-name="ce3" office:value-type="float" office:value="13719716">
            <text:p>13719716</text:p>
          </table:table-cell>
          <table:table-cell table:style-name="ce4" office:value-type="float" office:value="227101794">
            <text:p>227101794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/>
          <table:table-cell table:style-name="Default" table:number-columns-repeated="5"/>
          <table:table-cell table:style-name="ce3" office:value-type="float" office:value="14881954">
            <text:p>14881954</text:p>
          </table:table-cell>
          <table:table-cell table:style-name="ce4" office:value-type="float" office:value="237318540">
            <text:p>237318540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/>
          <table:table-cell table:style-name="Default" table:number-columns-repeated="5"/>
          <table:table-cell table:style-name="ce3" office:value-type="float" office:value="14849128">
            <text:p>14849128</text:p>
          </table:table-cell>
          <table:table-cell table:style-name="ce4" office:value-type="float" office:value="237318546">
            <text:p>237318546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/>
          <table:table-cell table:style-name="Default" table:number-columns-repeated="5"/>
          <table:table-cell table:style-name="ce3" office:value-type="float" office:value="15246628">
            <text:p>15246628</text:p>
          </table:table-cell>
          <table:table-cell table:style-name="ce4" office:value-type="float" office:value="227101836">
            <text:p>227101836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/>
          <table:table-cell table:style-name="Default" table:number-columns-repeated="5"/>
          <table:table-cell table:style-name="ce3" office:value-type="float" office:value="14849176">
            <text:p>14849176</text:p>
          </table:table-cell>
          <table:table-cell table:style-name="ce4" office:value-type="float" office:value="237318708">
            <text:p>237318708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/>
          <table:table-cell table:style-name="Default" table:number-columns-repeated="5"/>
          <table:table-cell table:style-name="ce3" office:value-type="float" office:value="14198056">
            <text:p>14198056</text:p>
          </table:table-cell>
          <table:table-cell table:style-name="ce4" office:value-type="float" office:value="227101842">
            <text:p>227101842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/>
          <table:table-cell table:style-name="Default" table:number-columns-repeated="5"/>
          <table:table-cell table:style-name="ce3" office:value-type="float" office:value="14849188">
            <text:p>14849188</text:p>
          </table:table-cell>
          <table:table-cell table:style-name="ce4" office:value-type="float" office:value="237318732">
            <text:p>237318732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/>
          <table:table-cell table:style-name="Default" table:number-columns-repeated="5"/>
          <table:table-cell table:style-name="ce3" office:value-type="float" office:value="12935828">
            <text:p>12935828</text:p>
          </table:table-cell>
          <table:table-cell table:style-name="ce4" office:value-type="float" office:value="237318738">
            <text:p>237318738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/>
          <table:table-cell table:style-name="Default" table:number-columns-repeated="5"/>
          <table:table-cell table:style-name="ce3" office:value-type="float" office:value="13716106">
            <text:p>13716106</text:p>
          </table:table-cell>
          <table:table-cell table:style-name="ce4" office:value-type="float" office:value="227101972">
            <text:p>227101972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/>
          <table:table-cell table:style-name="Default" table:number-columns-repeated="5"/>
          <table:table-cell table:style-name="ce3" office:value-type="float" office:value="13390498">
            <text:p>13390498</text:p>
          </table:table-cell>
          <table:table-cell table:style-name="ce4" office:value-type="float" office:value="237319252">
            <text:p>237319252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/>
          <table:table-cell table:style-name="Default" table:number-columns-repeated="5"/>
          <table:table-cell table:style-name="ce3" office:value-type="float" office:value="13309096">
            <text:p>13309096</text:p>
          </table:table-cell>
          <table:table-cell table:style-name="ce4" office:value-type="float" office:value="237320340">
            <text:p>237320340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/>
          <table:table-cell table:style-name="Default" table:number-columns-repeated="5"/>
          <table:table-cell table:style-name="ce3" office:value-type="float" office:value="12921418">
            <text:p>12921418</text:p>
          </table:table-cell>
          <table:table-cell table:style-name="ce4" office:value-type="float" office:value="237323682">
            <text:p>237323682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/>
          <table:table-cell table:style-name="Default" table:number-columns-repeated="5"/>
          <table:table-cell table:style-name="ce3" office:value-type="float" office:value="12921938">
            <text:p>12921938</text:p>
          </table:table-cell>
          <table:table-cell table:style-name="ce4" office:value-type="float" office:value="237441698">
            <text:p>237441698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/>
          <table:table-cell table:style-name="Default" table:number-columns-repeated="5"/>
          <table:table-cell table:style-name="ce3" office:value-type="float" office:value="14850216">
            <text:p>14850216</text:p>
          </table:table-cell>
          <table:table-cell table:style-name="ce4" office:value-type="float" office:value="238589208">
            <text:p>238589208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table:style-name="Default"/>
          <table:table-cell table:style-name="ce3" office:value-type="float" office:value="12946196">
            <text:p>12946196</text:p>
          </table:table-cell>
          <table:table-cell table:style-name="ce4" office:value-type="float" office:value="247769288">
            <text:p>247769288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  <table:table-cell table:style-name="Default"/>
          <table:table-cell table:style-name="ce3" office:value-type="float" office:value="13716578">
            <text:p>13716578</text:p>
          </table:table-cell>
          <table:table-cell table:style-name="ce4" office:value-type="float" office:value="237323874">
            <text:p>237323874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  <table:table-cell table:style-name="Default"/>
          <table:table-cell table:style-name="ce3" office:value-type="float" office:value="13390616">
            <text:p>13390616</text:p>
          </table:table-cell>
          <table:table-cell table:style-name="ce4" office:value-type="float" office:value="227103138">
            <text:p>22710313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table:style-name="Default"/>
          <table:table-cell table:style-name="ce3" office:value-type="float" office:value="13197976">
            <text:p>13197976</text:p>
          </table:table-cell>
          <table:table-cell table:style-name="ce4" office:value-type="float" office:value="237323916">
            <text:p>23732391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  <table:table-cell table:style-name="Default"/>
          <table:table-cell table:style-name="ce3" office:value-type="float" office:value="13716626">
            <text:p>13716626</text:p>
          </table:table-cell>
          <table:table-cell table:style-name="ce4" office:value-type="float" office:value="237323922">
            <text:p>23732392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  <table:table-cell table:style-name="Default"/>
          <table:table-cell table:style-name="ce3" office:value-type="float" office:value="13390628">
            <text:p>13390628</text:p>
          </table:table-cell>
          <table:table-cell table:style-name="ce4" office:value-type="float" office:value="237421736">
            <text:p>23742173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  <table:table-cell table:style-name="Default"/>
          <table:table-cell table:style-name="ce3" office:value-type="float" office:value="13191956">
            <text:p>13191956</text:p>
          </table:table-cell>
          <table:table-cell table:style-name="ce4" office:value-type="float" office:value="237618344">
            <text:p>23761834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  <table:table-cell table:style-name="Default"/>
          <table:table-cell table:style-name="ce3" office:value-type="float" office:value="13716756">
            <text:p>13716756</text:p>
          </table:table-cell>
          <table:table-cell table:style-name="ce4" office:value-type="float" office:value="237324504">
            <text:p>23732450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  <table:table-cell table:style-name="Default"/>
          <table:table-cell table:style-name="ce3" office:value-type="float" office:value="13718292">
            <text:p>13718292</text:p>
          </table:table-cell>
          <table:table-cell table:style-name="ce4" office:value-type="float" office:value="240002376">
            <text:p>24000237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table:style-name="Default"/>
          <table:table-cell table:style-name="ce3" office:value-type="float" office:value="13722274">
            <text:p>13722274</text:p>
          </table:table-cell>
          <table:table-cell table:style-name="ce4" office:value-type="float" office:value="238589220">
            <text:p>23858922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  <table:table-cell table:style-name="Default"/>
          <table:table-cell table:style-name="ce3" office:value-type="float" office:value="14882072">
            <text:p>14882072</text:p>
          </table:table-cell>
          <table:table-cell table:style-name="ce4" office:value-type="float" office:value="247769384">
            <text:p>24776938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  <table:table-cell table:style-name="Default"/>
          <table:table-cell table:style-name="ce3" office:value-type="float" office:value="13392040">
            <text:p>13392040</text:p>
          </table:table-cell>
          <table:table-cell table:style-name="ce4" office:value-type="float" office:value="237324642">
            <text:p>23732464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  <table:table-cell table:style-name="Default"/>
          <table:table-cell table:style-name="ce3" office:value-type="float" office:value="13785256">
            <text:p>13785256</text:p>
          </table:table-cell>
          <table:table-cell table:style-name="ce4" office:value-type="float" office:value="227103330">
            <text:p>22710333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  <table:table-cell table:style-name="Default"/>
          <table:table-cell table:style-name="ce3" office:value-type="float" office:value="14882084">
            <text:p>14882084</text:p>
          </table:table-cell>
          <table:table-cell table:style-name="ce4" office:value-type="float" office:value="237324684">
            <text:p>23732468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  <table:table-cell table:style-name="Default"/>
          <table:table-cell table:style-name="ce3" office:value-type="float" office:value="14853288">
            <text:p>14853288</text:p>
          </table:table-cell>
          <table:table-cell table:style-name="ce4" office:value-type="float" office:value="237324690">
            <text:p>23732469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table:style-name="Default"/>
          <table:table-cell table:style-name="ce3" office:value-type="float" office:value="12946066">
            <text:p>12946066</text:p>
          </table:table-cell>
          <table:table-cell table:style-name="ce4" office:value-type="float" office:value="224548002">
            <text:p>22454800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  <table:table-cell table:style-name="Default"/>
          <table:table-cell table:style-name="ce3" office:value-type="float" office:value="13718114">
            <text:p>13718114</text:p>
          </table:table-cell>
          <table:table-cell table:style-name="ce4" office:value-type="float" office:value="227103372">
            <text:p>22710337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  <table:table-cell table:style-name="Default"/>
          <table:table-cell table:style-name="ce3" office:value-type="float" office:value="13391000">
            <text:p>13391000</text:p>
          </table:table-cell>
          <table:table-cell table:style-name="ce4" office:value-type="float" office:value="237324852">
            <text:p>23732485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  <table:table-cell table:style-name="Default"/>
          <table:table-cell table:style-name="ce3" office:value-type="float" office:value="13197988">
            <text:p>13197988</text:p>
          </table:table-cell>
          <table:table-cell table:style-name="ce4" office:value-type="float" office:value="227103378">
            <text:p>22710337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  <table:table-cell table:style-name="Default"/>
          <table:table-cell table:style-name="ce3" office:value-type="float" office:value="13718162">
            <text:p>13718162</text:p>
          </table:table-cell>
          <table:table-cell table:style-name="ce4" office:value-type="float" office:value="237324876">
            <text:p>23732487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  <table:table-cell table:style-name="Default"/>
          <table:table-cell table:style-name="ce3" office:value-type="float" office:value="13391012">
            <text:p>13391012</text:p>
          </table:table-cell>
          <table:table-cell table:style-name="ce4" office:value-type="float" office:value="237324882">
            <text:p>23732488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  <table:table-cell table:style-name="Default"/>
          <table:table-cell table:style-name="ce3" office:value-type="float" office:value="12929618">
            <text:p>12929618</text:p>
          </table:table-cell>
          <table:table-cell table:style-name="ce4" office:value-type="float" office:value="224548036">
            <text:p>22454803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  <table:table-cell table:style-name="Default"/>
          <table:table-cell table:style-name="ce3" office:value-type="float" office:value="12930132">
            <text:p>12930132</text:p>
          </table:table-cell>
          <table:table-cell table:style-name="ce4" office:value-type="float" office:value="227103508">
            <text:p>22710350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  <table:table-cell table:style-name="Default"/>
          <table:table-cell table:style-name="ce3" office:value-type="float" office:value="12987018">
            <text:p>12987018</text:p>
          </table:table-cell>
          <table:table-cell table:style-name="ce4" office:value-type="float" office:value="237325396">
            <text:p>23732539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  <table:table-cell table:style-name="Default"/>
          <table:table-cell table:style-name="ce3" office:value-type="float" office:value="13718616">
            <text:p>13718616</text:p>
          </table:table-cell>
          <table:table-cell table:style-name="ce4" office:value-type="float" office:value="237326680">
            <text:p>23732668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  <table:table-cell table:style-name="Default"/>
          <table:table-cell table:style-name="ce3" office:value-type="float" office:value="13208226">
            <text:p>13208226</text:p>
          </table:table-cell>
          <table:table-cell table:style-name="ce4" office:value-type="float" office:value="227103832">
            <text:p>22710383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  <table:table-cell table:style-name="Default"/>
          <table:table-cell table:style-name="ce3" office:value-type="float" office:value="13263528">
            <text:p>13263528</text:p>
          </table:table-cell>
          <table:table-cell table:style-name="ce4" office:value-type="float" office:value="237326692">
            <text:p>23732669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  <table:table-cell table:style-name="Default"/>
          <table:table-cell table:style-name="ce3" office:value-type="float" office:value="13915428">
            <text:p>13915428</text:p>
          </table:table-cell>
          <table:table-cell table:style-name="ce4" office:value-type="float" office:value="224548120">
            <text:p>22454812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  <table:table-cell table:style-name="Default"/>
          <table:table-cell table:style-name="ce3" office:value-type="float" office:value="13718676">
            <text:p>13718676</text:p>
          </table:table-cell>
          <table:table-cell table:style-name="ce4" office:value-type="float" office:value="227103844">
            <text:p>22710384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  <table:table-cell table:style-name="Default"/>
          <table:table-cell table:style-name="ce3" office:value-type="float" office:value="12931668">
            <text:p>12931668</text:p>
          </table:table-cell>
          <table:table-cell table:style-name="ce4" office:value-type="float" office:value="237326740">
            <text:p>23732674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  <table:table-cell table:style-name="Default"/>
          <table:table-cell table:style-name="ce3" office:value-type="float" office:value="11176616">
            <text:p>11176616</text:p>
          </table:table-cell>
          <table:table-cell table:style-name="ce4" office:value-type="float" office:value="223909192">
            <text:p>22390919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  <table:table-cell table:style-name="Default"/>
          <table:table-cell table:style-name="ce3" office:value-type="float" office:value="12987490">
            <text:p>12987490</text:p>
          </table:table-cell>
          <table:table-cell table:style-name="ce4" office:value-type="float" office:value="224548132">
            <text:p>22454813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  <table:table-cell table:style-name="Default"/>
          <table:table-cell table:style-name="ce3" office:value-type="float" office:value="13722392">
            <text:p>13722392</text:p>
          </table:table-cell>
          <table:table-cell table:style-name="ce4" office:value-type="float" office:value="227103892">
            <text:p>22710389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  <table:table-cell table:style-name="Default"/>
          <table:table-cell table:style-name="ce3" office:value-type="float" office:value="13208344">
            <text:p>13208344</text:p>
          </table:table-cell>
          <table:table-cell table:style-name="ce4" office:value-type="float" office:value="237326932">
            <text:p>23732693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  <table:table-cell table:style-name="Default"/>
          <table:table-cell table:style-name="ce3" office:value-type="float" office:value="13722404">
            <text:p>13722404</text:p>
          </table:table-cell>
          <table:table-cell table:style-name="ce4" office:value-type="float" office:value="206219434">
            <text:p>20621943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  <table:table-cell table:style-name="Default"/>
          <table:table-cell table:style-name="ce3" office:value-type="float" office:value="13192280">
            <text:p>13192280</text:p>
          </table:table-cell>
          <table:table-cell table:style-name="ce4" office:value-type="float" office:value="206221610">
            <text:p>20622161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  <table:table-cell table:style-name="Default"/>
          <table:table-cell table:style-name="ce3" office:value-type="float" office:value="13184098">
            <text:p>13184098</text:p>
          </table:table-cell>
          <table:table-cell table:style-name="ce4" office:value-type="float" office:value="237331032">
            <text:p>23733103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  <table:table-cell table:style-name="Default"/>
          <table:table-cell table:style-name="ce3" office:value-type="float" office:value="13208356">
            <text:p>13208356</text:p>
          </table:table-cell>
          <table:table-cell table:style-name="ce4" office:value-type="float" office:value="227104920">
            <text:p>22710492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  <table:table-cell table:style-name="Default"/>
          <table:table-cell table:style-name="ce3" office:value-type="float" office:value="13722788">
            <text:p>13722788</text:p>
          </table:table-cell>
          <table:table-cell table:style-name="ce4" office:value-type="float" office:value="237331044">
            <text:p>23733104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  <table:table-cell table:style-name="Default"/>
          <table:table-cell table:style-name="ce3" office:value-type="float" office:value="13191778">
            <text:p>13191778</text:p>
          </table:table-cell>
          <table:table-cell table:style-name="ce4" office:value-type="float" office:value="224548392">
            <text:p>22454839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  <table:table-cell table:style-name="Default"/>
          <table:table-cell table:style-name="ce3" office:value-type="float" office:value="13257496">
            <text:p>13257496</text:p>
          </table:table-cell>
          <table:table-cell table:style-name="ce4" office:value-type="float" office:value="227104932">
            <text:p>22710493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  <table:table-cell table:style-name="Default"/>
          <table:table-cell table:style-name="ce3" office:value-type="float" office:value="13193816">
            <text:p>13193816</text:p>
          </table:table-cell>
          <table:table-cell table:style-name="ce4" office:value-type="float" office:value="237331092">
            <text:p>23733109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  <table:table-cell table:style-name="Default"/>
          <table:table-cell table:style-name="ce3" office:value-type="float" office:value="13208728">
            <text:p>13208728</text:p>
          </table:table-cell>
          <table:table-cell table:style-name="ce4" office:value-type="float" office:value="207793226">
            <text:p>207793226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  <table:table-cell table:style-name="Default"/>
          <table:table-cell table:style-name="ce3" office:value-type="float" office:value="13210264">
            <text:p>13210264</text:p>
          </table:table-cell>
          <table:table-cell table:style-name="ce4" office:value-type="float" office:value="212617928">
            <text:p>212617928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  <table:table-cell table:style-name="Default"/>
          <table:table-cell table:style-name="ce3" office:value-type="float" office:value="13259416">
            <text:p>13259416</text:p>
          </table:table-cell>
          <table:table-cell table:style-name="ce4" office:value-type="float" office:value="210938954">
            <text:p>21093895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  <table:table-cell table:style-name="Default"/>
          <table:table-cell table:style-name="ce3" office:value-type="float" office:value="14980388">
            <text:p>14980388</text:p>
          </table:table-cell>
          <table:table-cell table:style-name="ce4" office:value-type="float" office:value="219458634">
            <text:p>21945863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  <table:table-cell table:style-name="Default"/>
          <table:table-cell table:style-name="ce3" office:value-type="float" office:value="13184146">
            <text:p>13184146</text:p>
          </table:table-cell>
          <table:table-cell table:style-name="ce4" office:value-type="float" office:value="237341090">
            <text:p>23734109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  <table:table-cell table:style-name="Default"/>
          <table:table-cell table:style-name="ce3" office:value-type="float" office:value="13257508">
            <text:p>13257508</text:p>
          </table:table-cell>
          <table:table-cell table:style-name="ce4" office:value-type="float" office:value="237441732">
            <text:p>23744173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  <table:table-cell table:style-name="Default"/>
          <table:table-cell table:style-name="ce3" office:value-type="float" office:value="13191826">
            <text:p>13191826</text:p>
          </table:table-cell>
          <table:table-cell table:style-name="ce4" office:value-type="float" office:value="238589480">
            <text:p>23858948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  <table:table-cell table:style-name="Default"/>
          <table:table-cell table:style-name="ce3" office:value-type="float" office:value="13192340">
            <text:p>13192340</text:p>
          </table:table-cell>
          <table:table-cell table:style-name="ce4" office:value-type="float" office:value="237341282">
            <text:p>23734128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  <table:table-cell table:style-name="Default"/>
          <table:table-cell table:style-name="ce3" office:value-type="float" office:value="13210276">
            <text:p>13210276</text:p>
          </table:table-cell>
          <table:table-cell table:style-name="ce4" office:value-type="float" office:value="227107490">
            <text:p>22710749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  <table:table-cell table:style-name="Default"/>
          <table:table-cell table:style-name="ce3" office:value-type="float" office:value="13193876">
            <text:p>13193876</text:p>
          </table:table-cell>
          <table:table-cell table:style-name="ce4" office:value-type="float" office:value="237341324">
            <text:p>23734132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  <table:table-cell table:style-name="Default"/>
          <table:table-cell table:style-name="ce3" office:value-type="float" office:value="11160228">
            <text:p>11160228</text:p>
          </table:table-cell>
          <table:table-cell table:style-name="ce4" office:value-type="float" office:value="237341330">
            <text:p>23734133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  <table:table-cell table:style-name="Default"/>
          <table:table-cell table:style-name="ce3" office:value-type="float" office:value="11094676">
            <text:p>11094676</text:p>
          </table:table-cell>
          <table:table-cell table:style-name="ce4" office:value-type="float" office:value="227107524">
            <text:p>22710752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float" office:value="139">
            <text:p>139</text:p>
          </table:table-cell>
          <table:table-cell table:number-columns-repeated="7"/>
          <table:table-cell table:style-name="ce4" office:value-type="float" office:value="237341460">
            <text:p>23734146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table:number-columns-repeated="8"/>
          <table:table-cell table:style-name="ce4" office:value-type="float" office:value="237341784">
            <text:p>23734178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table:number-columns-repeated="8"/>
          <table:table-cell table:style-name="ce4" office:value-type="float" office:value="227107608">
            <text:p>2271076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41796">
            <text:p>2373417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4549064">
            <text:p>2245490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07620">
            <text:p>2271076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41844">
            <text:p>2373418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05240">
            <text:p>2195052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43128">
            <text:p>2373431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07944">
            <text:p>2271079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43140">
            <text:p>2373431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03880">
            <text:p>2377038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43320">
            <text:p>2373433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07992">
            <text:p>2271079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43332">
            <text:p>2373433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4549160">
            <text:p>2245491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08004">
            <text:p>2271080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43380">
            <text:p>2373433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31858">
            <text:p>21133185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37890">
            <text:p>2129378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618024">
            <text:p>2126180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18290">
            <text:p>2121182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23634">
            <text:p>21422363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48210">
            <text:p>2142482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47480">
            <text:p>2373474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09032">
            <text:p>2271090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47492">
            <text:p>2373474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56626">
            <text:p>21955662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28658">
            <text:p>21972865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53234">
            <text:p>21975323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006664">
            <text:p>2210066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15090">
            <text:p>2205150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39666">
            <text:p>22053966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45010">
            <text:p>2226450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2418">
            <text:p>23738241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4450">
            <text:p>2375544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79026">
            <text:p>23757902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1506">
            <text:p>23811150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487762">
            <text:p>23948776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84370">
            <text:p>23968437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4210">
            <text:p>2439442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2282">
            <text:p>23738228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2754">
            <text:p>23738275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2796">
            <text:p>2373827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2802">
            <text:p>23738280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2932">
            <text:p>2373829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4098">
            <text:p>23738409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41816">
            <text:p>2374418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590152">
            <text:p>2385901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4290">
            <text:p>2373842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18242">
            <text:p>22711824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4332">
            <text:p>2373843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4338">
            <text:p>23738433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18276">
            <text:p>2271182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4468">
            <text:p>23738446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4792">
            <text:p>2373847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18360">
            <text:p>2271183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4804">
            <text:p>2373848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18372">
            <text:p>2271183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4852">
            <text:p>2373848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48472">
            <text:p>2226484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5880">
            <text:p>2373858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7912">
            <text:p>2375579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2488">
            <text:p>2375824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4968">
            <text:p>23811496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491224">
            <text:p>2394912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87832">
            <text:p>2396878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7672">
            <text:p>2439476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9474">
            <text:p>23738947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89508">
            <text:p>2373895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42664">
            <text:p>2381426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715528">
            <text:p>2397155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0242">
            <text:p>23739024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41828">
            <text:p>2374418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1329314">
            <text:p>24132931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590248">
            <text:p>2385902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0434">
            <text:p>23739043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19778">
            <text:p>22711977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0476">
            <text:p>2373904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0482">
            <text:p>23739048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19812">
            <text:p>2271198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0612">
            <text:p>2373906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1329348">
            <text:p>2413293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0936">
            <text:p>23739093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19896">
            <text:p>2271198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0948">
            <text:p>2373909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4552136">
            <text:p>22455213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19908">
            <text:p>2271199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0996">
            <text:p>2373909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05252">
            <text:p>2195052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2232">
            <text:p>2373922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4226">
            <text:p>23778422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1329432">
            <text:p>2413294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2280">
            <text:p>2373922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20232">
            <text:p>2271202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2292">
            <text:p>2373922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03976">
            <text:p>2377039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1329444">
            <text:p>2413294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2472">
            <text:p>2373924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20280">
            <text:p>2271202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2484">
            <text:p>2373924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4552232">
            <text:p>2245522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20292">
            <text:p>2271202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2532">
            <text:p>2373925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216516">
            <text:p>2122165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23498">
            <text:p>21422349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39426">
            <text:p>21293942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618408">
            <text:p>2126184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413124">
            <text:p>2124131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39460">
            <text:p>2129394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45604">
            <text:p>2129456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6584">
            <text:p>2373965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4260">
            <text:p>2377842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1329704">
            <text:p>2413297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6632">
            <text:p>2373966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21320">
            <text:p>2271213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396644">
            <text:p>2373966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72708">
            <text:p>2142727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314180">
            <text:p>2143141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315716">
            <text:p>2143157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321860">
            <text:p>2143218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715592">
            <text:p>2147155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007048">
            <text:p>2210070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510788">
            <text:p>2145107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512324">
            <text:p>2145123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518468">
            <text:p>21451846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66828">
            <text:p>2194668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1404">
            <text:p>2194914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06882">
            <text:p>23740688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06916">
            <text:p>2374069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07000">
            <text:p>2374070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23912">
            <text:p>2271239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07012">
            <text:p>2374070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81124">
            <text:p>2195811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07336">
            <text:p>23740733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4344">
            <text:p>2377843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07384">
            <text:p>2374073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24008">
            <text:p>2271240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07396">
            <text:p>2374073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77732">
            <text:p>2197777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819204">
            <text:p>2198192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820740">
            <text:p>2198207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53832">
            <text:p>2205538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93192">
            <text:p>2375931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08872">
            <text:p>2374088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4356">
            <text:p>2377843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1330472">
            <text:p>2413304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08920">
            <text:p>2374089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24392">
            <text:p>2271243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08932">
            <text:p>2374089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64164">
            <text:p>2205641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605636">
            <text:p>22060563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607172">
            <text:p>2206071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613316">
            <text:p>2206133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28546">
            <text:p>22132854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777668">
            <text:p>22077766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007144">
            <text:p>2210071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802244">
            <text:p>2208022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803780">
            <text:p>2208037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809924">
            <text:p>2208099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28580">
            <text:p>2213285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34724">
            <text:p>2213347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36260">
            <text:p>2213362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413032">
            <text:p>2374130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51076">
            <text:p>2226510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61828">
            <text:p>2226618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63364">
            <text:p>2226633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704836">
            <text:p>22270483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710980">
            <text:p>2227109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712516">
            <text:p>2227125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901444">
            <text:p>2229014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907588">
            <text:p>2229075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909124">
            <text:p>2229091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3433924">
            <text:p>2234339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1284">
            <text:p>2271612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7428">
            <text:p>2271674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8964">
            <text:p>2271689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300548">
            <text:p>2273005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644612">
            <text:p>2276446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693764">
            <text:p>2276937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8758724">
            <text:p>2287587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6164">
            <text:p>2375561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4616">
            <text:p>2377846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0740">
            <text:p>2375807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6116">
            <text:p>2375861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6884">
            <text:p>2375868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03524">
            <text:p>2376035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4996">
            <text:p>2376449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6532">
            <text:p>2376465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52676">
            <text:p>2376526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5796">
            <text:p>2377857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3220">
            <text:p>2381132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7572">
            <text:p>2381175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28324">
            <text:p>2381283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29860">
            <text:p>2381298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77476">
            <text:p>2381774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79012">
            <text:p>2381790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310596">
            <text:p>2383105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489476">
            <text:p>2394894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493828">
            <text:p>2394938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506116">
            <text:p>2395061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86084">
            <text:p>2396860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90436">
            <text:p>23969043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701188">
            <text:p>2397011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702724">
            <text:p>2397027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744196">
            <text:p>2397441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750340">
            <text:p>2397503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751876">
            <text:p>2397518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883460">
            <text:p>2398834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0215236">
            <text:p>24021523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0227524">
            <text:p>2402275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0276676">
            <text:p>2402766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1341636">
            <text:p>24134163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5924">
            <text:p>2439459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50276">
            <text:p>2439502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61028">
            <text:p>2439610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62564">
            <text:p>2439625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95844">
            <text:p>2439958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4081860">
            <text:p>2440818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4094148">
            <text:p>2440941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4475076">
            <text:p>2444750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4487364">
            <text:p>2444873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5540036">
            <text:p>24554003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4314">
            <text:p>23755431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4786">
            <text:p>23755478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4834">
            <text:p>23755483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4964">
            <text:p>2375549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6130">
            <text:p>2375561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6322">
            <text:p>23755632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1250">
            <text:p>2271612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6364">
            <text:p>2375563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6370">
            <text:p>23755637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6500">
            <text:p>2375565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6824">
            <text:p>2375568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1368">
            <text:p>22716136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6836">
            <text:p>23755683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1380">
            <text:p>2271613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6884">
            <text:p>2375568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3434280">
            <text:p>2234342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1640">
            <text:p>2271616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57924">
            <text:p>2375579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5352">
            <text:p>2376453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28680">
            <text:p>2381286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77832">
            <text:p>2381778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750696">
            <text:p>2397506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4074">
            <text:p>24394407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78890">
            <text:p>2375788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79362">
            <text:p>23757936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79410">
            <text:p>2375794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79540">
            <text:p>2375795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4546">
            <text:p>24394454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0706">
            <text:p>23758070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4594">
            <text:p>24394459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0898">
            <text:p>23758089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7394">
            <text:p>22716739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0940">
            <text:p>2375809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0946">
            <text:p>23758094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1076">
            <text:p>2375810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4724">
            <text:p>2439447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1400">
            <text:p>2375814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7512">
            <text:p>2271675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1412">
            <text:p>2375814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7524">
            <text:p>2271675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1460">
            <text:p>2375814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48484">
            <text:p>2226484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2500">
            <text:p>2375825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4980">
            <text:p>2381149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87844">
            <text:p>2396878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7684">
            <text:p>2439476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95810">
            <text:p>2439958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6082">
            <text:p>23758608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42760">
            <text:p>2381427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715624">
            <text:p>2397156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6082">
            <text:p>24394608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6850">
            <text:p>2375868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8758690">
            <text:p>2287586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1341602">
            <text:p>24134160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593320">
            <text:p>2385933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6130">
            <text:p>2439461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7042">
            <text:p>23758704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8930">
            <text:p>2271689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7084">
            <text:p>2375870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7090">
            <text:p>2375870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7220">
            <text:p>2375872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6260">
            <text:p>2439462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7544">
            <text:p>2375875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9048">
            <text:p>2271690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7556">
            <text:p>2375875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9060">
            <text:p>2271690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7604">
            <text:p>2375876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05300">
            <text:p>2195053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1370">
            <text:p>23811137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6584">
            <text:p>2439465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8840">
            <text:p>2375888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5762">
            <text:p>23778576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8758808">
            <text:p>2287588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1341720">
            <text:p>2413417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6596">
            <text:p>2439465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8888">
            <text:p>2375888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9384">
            <text:p>2271693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8900">
            <text:p>2375889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04360">
            <text:p>2377043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8758820">
            <text:p>2287588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1341732">
            <text:p>2413417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46644">
            <text:p>2439466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9080">
            <text:p>2375890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9432">
            <text:p>2271694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9092">
            <text:p>2375890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4564520">
            <text:p>2245645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69444">
            <text:p>2271694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89140">
            <text:p>2375891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6932564">
            <text:p>2069325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58090">
            <text:p>2194580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48074">
            <text:p>21424807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45570">
            <text:p>21294557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619944">
            <text:p>2126199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6743850">
            <text:p>2067438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6745930">
            <text:p>2067459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93240">
            <text:p>2375932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70472">
            <text:p>2271704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593252">
            <text:p>2375932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7137874">
            <text:p>20713787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59978">
            <text:p>21945997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48546">
            <text:p>21424854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45688">
            <text:p>2129456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26872">
            <text:p>2111268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60170">
            <text:p>21946017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48594">
            <text:p>21424859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45700">
            <text:p>2129457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070034">
            <text:p>21107003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60690">
            <text:p>2194606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66834">
            <text:p>21946683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1410">
            <text:p>2194914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50242">
            <text:p>24395024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03490">
            <text:p>2376034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03608">
            <text:p>2376036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03620">
            <text:p>2376036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15490">
            <text:p>2195154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1842">
            <text:p>23811184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50360">
            <text:p>2439503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03944">
            <text:p>2376039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5880">
            <text:p>2377858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50372">
            <text:p>2439503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03992">
            <text:p>2376039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73160">
            <text:p>2271731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04004">
            <text:p>2376040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62424">
            <text:p>2142624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21688">
            <text:p>2195216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70840">
            <text:p>2195708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67448">
            <text:p>2197674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53880">
            <text:p>2205538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1890">
            <text:p>2381118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50744">
            <text:p>2439507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05480">
            <text:p>2376054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5892">
            <text:p>2377858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50756">
            <text:p>2439507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05528">
            <text:p>2376055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73544">
            <text:p>2271735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05540">
            <text:p>2376055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68020">
            <text:p>2111680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66122">
            <text:p>21946612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0082">
            <text:p>21425008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46072">
            <text:p>2129460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64628">
            <text:p>2113646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66284">
            <text:p>2194662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34690">
            <text:p>2213346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717224">
            <text:p>2147172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008680">
            <text:p>2210086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66314">
            <text:p>21946631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0130">
            <text:p>2142501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46084">
            <text:p>2129460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51060">
            <text:p>2121510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0260">
            <text:p>2142502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6404">
            <text:p>2142564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2020">
            <text:p>2381120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51784">
            <text:p>2439517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09640">
            <text:p>2376096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15668">
            <text:p>21951566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57140">
            <text:p>2195571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58676">
            <text:p>2195586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64820">
            <text:p>2195648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29172">
            <text:p>2197291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34808">
            <text:p>2213348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53748">
            <text:p>2197537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55284">
            <text:p>2197552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61428">
            <text:p>2197614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15604">
            <text:p>2205156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34820">
            <text:p>2213348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0180">
            <text:p>2205401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1716">
            <text:p>2205417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7860">
            <text:p>2205478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45524">
            <text:p>2226455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47060">
            <text:p>2226470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3556">
            <text:p>2381135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84884">
            <text:p>2396848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86420">
            <text:p>2396864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5080">
            <text:p>2376450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5092">
            <text:p>2376450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51042">
            <text:p>22265104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7538">
            <text:p>23811753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90402">
            <text:p>23969040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95928">
            <text:p>2439959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6498">
            <text:p>23764649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6616">
            <text:p>2376466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6628">
            <text:p>2376466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15532">
            <text:p>2195155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6952">
            <text:p>2376469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6216">
            <text:p>2377862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7000">
            <text:p>2376470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7012">
            <text:p>2376470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37768">
            <text:p>22133776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910632">
            <text:p>2229106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48040">
            <text:p>2376480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95940">
            <text:p>2439959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62530">
            <text:p>2439625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52642">
            <text:p>23765264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52760">
            <text:p>2376527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52772">
            <text:p>2376527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15538">
            <text:p>21951553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3378">
            <text:p>23811337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62648">
            <text:p>2439626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53096">
            <text:p>2376530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6264">
            <text:p>2377862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62660">
            <text:p>2439626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53144">
            <text:p>2376531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53156">
            <text:p>2376531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62436">
            <text:p>21426243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21700">
            <text:p>2195217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70852">
            <text:p>2195708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67460">
            <text:p>2197674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53892">
            <text:p>2205538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5540132">
            <text:p>2455401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3426">
            <text:p>23811342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63032">
            <text:p>2439630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54632">
            <text:p>2376546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786276">
            <text:p>2377862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43963044">
            <text:p>2439630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54680">
            <text:p>2376546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185832">
            <text:p>2271858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54692">
            <text:p>2376546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6973522">
            <text:p>20697352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0698">
            <text:p>21949069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6226">
            <text:p>21425622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47608">
            <text:p>2129476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26932">
            <text:p>2111269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44874">
            <text:p>22264487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0860">
            <text:p>2194908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36226">
            <text:p>22133622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717608">
            <text:p>2147176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009064">
            <text:p>2210090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0890">
            <text:p>2194908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6274">
            <text:p>21425627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47620">
            <text:p>2129476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6874954">
            <text:p>20687495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6877010">
            <text:p>2068770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58792">
            <text:p>2376587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7137162">
            <text:p>20713716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2706">
            <text:p>21949270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6728">
            <text:p>2142567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67842">
            <text:p>21116784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45346">
            <text:p>22264534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2748">
            <text:p>2194927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36344">
            <text:p>2213363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2754">
            <text:p>21949275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6740">
            <text:p>2142567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75512">
            <text:p>2121755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45394">
            <text:p>22264539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2940">
            <text:p>2194929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36356">
            <text:p>2213363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2946">
            <text:p>21949294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6788">
            <text:p>2142567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02804">
            <text:p>2111028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3460">
            <text:p>2194934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9604">
            <text:p>2194996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56490">
            <text:p>2195564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3880">
            <text:p>2381138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72674">
            <text:p>21427267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81090">
            <text:p>2195810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77698">
            <text:p>21977769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64130">
            <text:p>2205641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300632">
            <text:p>2273006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883544">
            <text:p>2398835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951720">
            <text:p>2129517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327976">
            <text:p>2143279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524584">
            <text:p>2145245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816040">
            <text:p>2208160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300644">
            <text:p>2273006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310692">
            <text:p>2383106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883556">
            <text:p>2398835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3940">
            <text:p>2381139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7671080">
            <text:p>2376710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7137354">
            <text:p>20713735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8850">
            <text:p>2194988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8264">
            <text:p>2142582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67890">
            <text:p>2111678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46882">
            <text:p>22264688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8892">
            <text:p>2194988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36728">
            <text:p>2213367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8898">
            <text:p>21949889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8276">
            <text:p>2142582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75524">
            <text:p>2121755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46930">
            <text:p>2226469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9084">
            <text:p>2194990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1336740">
            <text:p>2213367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499090">
            <text:p>2194990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58324">
            <text:p>2142583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6907730">
            <text:p>2069077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6909780">
            <text:p>2069097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7792682">
            <text:p>20779268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00888">
            <text:p>2195008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31722">
            <text:p>21133172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00900">
            <text:p>2195009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216482">
            <text:p>21221648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437672">
            <text:p>2124376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3434020">
            <text:p>2234340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47444">
            <text:p>2226474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01140">
            <text:p>2195011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6915924">
            <text:p>2069159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178924200">
            <text:p>1789242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7794570">
            <text:p>20779457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15992">
            <text:p>2195159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32194">
            <text:p>21133219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51160">
            <text:p>2226511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16004">
            <text:p>2195160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216600">
            <text:p>2122166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51172">
            <text:p>2226511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16052">
            <text:p>2195160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04088">
            <text:p>2111040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0940298">
            <text:p>21094029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17528">
            <text:p>2195175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32242">
            <text:p>21133224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17540">
            <text:p>2195175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216612">
            <text:p>2122166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2651556">
            <text:p>2226515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17588">
            <text:p>2195175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069322">
            <text:p>21106932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07139170">
            <text:p>20713917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56962">
            <text:p>21955696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72792">
            <text:p>2142727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68344">
            <text:p>2111683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57010">
            <text:p>2195570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72804">
            <text:p>2142728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071330">
            <text:p>2110713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7656">
            <text:p>2381176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81208">
            <text:p>2195812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77816">
            <text:p>2197778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64248">
            <text:p>2205642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7668">
            <text:p>23811766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58498">
            <text:p>21955849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73176">
            <text:p>2142731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64952">
            <text:p>2113649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58546">
            <text:p>21955854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73188">
            <text:p>2142731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51384">
            <text:p>2121513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59000">
            <text:p>2195590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65144">
            <text:p>2195651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61752">
            <text:p>2197617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2040">
            <text:p>2205420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8184">
            <text:p>2205481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8040">
            <text:p>2381180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81220">
            <text:p>2195812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77828">
            <text:p>2197778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64260">
            <text:p>2205642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18052">
            <text:p>2381180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64642">
            <text:p>21956464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74712">
            <text:p>2142747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68404">
            <text:p>2111684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64690">
            <text:p>2195646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274724">
            <text:p>2142747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02050">
            <text:p>2111020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33730">
            <text:p>2113337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65156">
            <text:p>2195651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216984">
            <text:p>2122169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65204">
            <text:p>2195652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64450">
            <text:p>2113644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18626">
            <text:p>21211862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20162">
            <text:p>21212016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216996">
            <text:p>2122169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566740">
            <text:p>2195667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50882">
            <text:p>21215088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28994">
            <text:p>21972899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605720">
            <text:p>2206057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55106">
            <text:p>21975510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9761250">
            <text:p>2197612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15426">
            <text:p>22051542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605732">
            <text:p>2206057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0002">
            <text:p>22054000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1538">
            <text:p>22054153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7682">
            <text:p>22054768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84706">
            <text:p>23968470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86242">
            <text:p>23968624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28420">
            <text:p>2381284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29944">
            <text:p>2381299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29956">
            <text:p>2381299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30328">
            <text:p>2381303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30340">
            <text:p>2381303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413208">
            <text:p>2124132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315800">
            <text:p>2143158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321944">
            <text:p>2143219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512408">
            <text:p>2145124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518552">
            <text:p>21451855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613400">
            <text:p>2206134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810008">
            <text:p>2208100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77572">
            <text:p>2381775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90532">
            <text:p>2396905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79108">
            <text:p>2381791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79480">
            <text:p>2381794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8179492">
            <text:p>23817949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10232">
            <text:p>2111102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69880">
            <text:p>2111698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321956">
            <text:p>2143219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76024">
            <text:p>2111760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64632">
            <text:p>2205646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322328">
            <text:p>2143223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66488">
            <text:p>21136648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322340">
            <text:p>2143223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51396">
            <text:p>2121513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8196">
            <text:p>22054819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64644">
            <text:p>2205646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323864">
            <text:p>2143238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52920">
            <text:p>2121529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323876">
            <text:p>2143238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59064">
            <text:p>2121590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218520">
            <text:p>2122185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224664">
            <text:p>2122246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421272">
            <text:p>21242127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9720">
            <text:p>2205497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84754">
            <text:p>23968475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86290">
            <text:p>2396862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7693860">
            <text:p>2276938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86804">
            <text:p>2396868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0940490">
            <text:p>2109404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690916">
            <text:p>23969091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18674">
            <text:p>21211867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15474">
            <text:p>22051547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0050">
            <text:p>2205400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702820">
            <text:p>2397028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703204">
            <text:p>23970320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413220">
            <text:p>2124132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512420">
            <text:p>2145124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518564">
            <text:p>21451856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613412">
            <text:p>2206134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810020">
            <text:p>2208100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39752356">
            <text:p>23975235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069514">
            <text:p>21106951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071570">
            <text:p>21107157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65012">
            <text:p>21136501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1586">
            <text:p>22054158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518948">
            <text:p>21451894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51444">
            <text:p>2121514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2100">
            <text:p>2205421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8244">
            <text:p>2205482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66180">
            <text:p>2205661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76084">
            <text:p>2111760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7730">
            <text:p>22054773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4520484">
            <text:p>2145204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02290">
            <text:p>2111022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04340">
            <text:p>2111043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64498">
            <text:p>21136449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224676">
            <text:p>2122246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20549780">
            <text:p>2205497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110484">
            <text:p>21111048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178858660">
            <text:p>1788586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1366500">
            <text:p>2113665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52932">
            <text:p>2121529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59076">
            <text:p>212159076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52980">
            <text:p>2121529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212159124">
            <text:p>21215912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178596500">
            <text:p>1785965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float" office:value="177547860">
            <text:p>177547860</text:p>
          </table:table-cell>
          <table:table-cell table:number-columns-repeated="1015"/>
        </table:table-row>
        <table:table-row table:style-name="ro1" table:number-rows-repeated="10477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ed" table:style-name="ta1">
        <table:shapes>
          <draw:frame draw:z-index="0" draw:style-name="gr1" svg:width="16.6776in" svg:height="13.6264in" svg:x="8.5677in" svg:y="0.3224in">
            <draw:object draw:notify-on-update-of-ranges="sorted.A7:sorted.A144 sorted.G1:sorted.G1 sorted.H7:sorted.H144 sorted.A7:sorted.A144 sorted.I1:sorted.I1 sorted.I7:sorted.I1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1" table:default-cell-style-name="ce1"/>
        <table:table-row table:style-name="ro1">
          <table:table-cell/>
          <table:table-cell office:value-type="string">
            <text:p>or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arch size</text:p>
          </table:table-cell>
          <table:table-cell table:formula="of:=2^([.C1]*4)" office:value-type="float" office:value="16">
            <text:p>16</text:p>
          </table:table-cell>
          <table:table-cell table:formula="of:=2^([.D1]*4)" office:value-type="float" office:value="256">
            <text:p>256</text:p>
          </table:table-cell>
          <table:table-cell table:formula="of:=2^([.E1]*4)" office:value-type="float" office:value="4096">
            <text:p>4096</text:p>
          </table:table-cell>
          <table:table-cell table:formula="of:=2^([.F1]*4)" office:value-type="float" office:value="65536">
            <text:p>65536</text:p>
          </table:table-cell>
          <table:table-cell table:formula="of:=2^([.G1]*4)" office:value-type="float" office:value="1048576">
            <text:p>1048576</text:p>
          </table:table-cell>
          <table:table-cell/>
          <table:table-cell table:formula="of:=2^([.I1]*4)" office:value-type="float" office:value="16777216">
            <text:p>16777216</text:p>
          </table:table-cell>
          <table:table-cell table:formula="of:=2^([.J1]*4)" office:value-type="float" office:value="268435456">
            <text:p>26843545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unt</text:p>
          </table:table-cell>
          <table:table-cell table:formula="of:=COUNT([.C$7:.C$814])" office:value-type="float" office:value="1">
            <text:p>1</text:p>
          </table:table-cell>
          <table:table-cell table:formula="of:=COUNT([.D$7:.D$814])" office:value-type="float" office:value="1">
            <text:p>1</text:p>
          </table:table-cell>
          <table:table-cell table:formula="of:=COUNT([.E$7:.E$814])" office:value-type="float" office:value="3">
            <text:p>3</text:p>
          </table:table-cell>
          <table:table-cell table:formula="of:=COUNT([.F$7:.F$814])" office:value-type="float" office:value="7">
            <text:p>7</text:p>
          </table:table-cell>
          <table:table-cell table:formula="of:=COUNT([.G$7:.G$814])" office:value-type="float" office:value="31">
            <text:p>31</text:p>
          </table:table-cell>
          <table:table-cell/>
          <table:table-cell table:formula="of:=COUNT([.I$7:.I$814])" office:value-type="float" office:value="138">
            <text:p>138</text:p>
          </table:table-cell>
          <table:table-cell table:formula="of:=COUNT([.J$7:.J$814])" office:value-type="float" office:value="808">
            <text:p>80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in</text:p>
          </table:table-cell>
          <table:table-cell table:formula="of:=MIN([.C$7:.C$814])" office:value-type="float" office:value="0">
            <text:p>0</text:p>
          </table:table-cell>
          <table:table-cell table:formula="of:=MIN([.D$7:.D$814])" office:value-type="float" office:value="136">
            <text:p>136</text:p>
          </table:table-cell>
          <table:table-cell table:formula="of:=MIN([.E$7:.E$814])" office:value-type="float" office:value="2340">
            <text:p>2340</text:p>
          </table:table-cell>
          <table:table-cell table:formula="of:=MIN([.F$7:.F$814])" office:value-type="float" office:value="42148">
            <text:p>42148</text:p>
          </table:table-cell>
          <table:table-cell table:formula="of:=MIN([.G$7:.G$814])" office:value-type="float" office:value="676500">
            <text:p>676500</text:p>
          </table:table-cell>
          <table:table-cell/>
          <table:table-cell table:formula="of:=MIN([.I$7:.I$814])" office:value-type="float" office:value="11094676">
            <text:p>11094676</text:p>
          </table:table-cell>
          <table:table-cell table:formula="of:=MIN([.J$7:.J$814])" office:value-type="float" office:value="177547860">
            <text:p>17754786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x</text:p>
          </table:table-cell>
          <table:table-cell table:formula="of:=MAX([.C$7:.C$814])" office:value-type="float" office:value="0">
            <text:p>0</text:p>
          </table:table-cell>
          <table:table-cell table:formula="of:=MAX([.D$7:.D$814])" office:value-type="float" office:value="136">
            <text:p>136</text:p>
          </table:table-cell>
          <table:table-cell table:formula="of:=MAX([.E$7:.E$814])" office:value-type="float" office:value="3144">
            <text:p>3144</text:p>
          </table:table-cell>
          <table:table-cell table:formula="of:=MAX([.F$7:.F$814])" office:value-type="float" office:value="57928">
            <text:p>57928</text:p>
          </table:table-cell>
          <table:table-cell table:formula="of:=MAX([.G$7:.G$814])" office:value-type="float" office:value="928040">
            <text:p>928040</text:p>
          </table:table-cell>
          <table:table-cell/>
          <table:table-cell table:formula="of:=MAX([.I$7:.I$814])" office:value-type="float" office:value="15246628">
            <text:p>15246628</text:p>
          </table:table-cell>
          <table:table-cell table:formula="of:=MAX([.J$7:.J$814])" office:value-type="float" office:value="247769384">
            <text:p>24776938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% to search</text:p>
          </table:table-cell>
          <table:table-cell table:style-name="ce2" table:formula="of:=([.C5]-[.C4])/[.C2]" office:value-type="percentage" office:value="0">
            <text:p>0.00%</text:p>
          </table:table-cell>
          <table:table-cell table:style-name="ce2" table:formula="of:=([.D5]-[.D4])/[.D2]" office:value-type="percentage" office:value="0">
            <text:p>0.00%</text:p>
          </table:table-cell>
          <table:table-cell table:style-name="ce2" table:formula="of:=([.E5]-[.E4])/[.E2]" office:value-type="percentage" office:value="0.1962890625">
            <text:p>19.63%</text:p>
          </table:table-cell>
          <table:table-cell table:style-name="ce2" table:formula="of:=([.F5]-[.F4])/[.F2]" office:value-type="percentage" office:value="0.24078369140625">
            <text:p>24.08%</text:p>
          </table:table-cell>
          <table:table-cell table:style-name="ce2" table:formula="of:=([.G5]-[.G4])/[.G2]" office:value-type="percentage" office:value="0.239887237548828">
            <text:p>23.99%</text:p>
          </table:table-cell>
          <table:table-cell table:style-name="ce2"/>
          <table:table-cell table:style-name="ce2" table:formula="of:=([.I5]-[.I4])/[.I2]" office:value-type="percentage" office:value="0.247475624084473">
            <text:p>24.75%</text:p>
          </table:table-cell>
          <table:table-cell table:style-name="ce2" table:formula="of:=([.J5]-[.J4])/[.J2]" office:value-type="percentage" office:value="0.26159556210041">
            <text:p>26.16%</text:p>
          </table:table-cell>
          <table:table-cell/>
          <table:table-cell table:formula="of:=[.H7]/[.I7]" office:value-type="float" office:value="0.97560307304152">
            <text:p>0.975603073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float" office:value="0">
            <text:p>0</text:p>
          </table:table-cell>
          <table:table-cell office:value-type="float" office:value="136">
            <text:p>136</text:p>
          </table:table-cell>
          <table:table-cell table:style-name="ce3" office:value-type="float" office:value="2340">
            <text:p>2340</text:p>
          </table:table-cell>
          <table:table-cell table:style-name="ce3" office:value-type="float" office:value="42148">
            <text:p>42148</text:p>
          </table:table-cell>
          <table:table-cell table:style-name="ce3" office:value-type="float" office:value="676500">
            <text:p>676500</text:p>
          </table:table-cell>
          <table:table-cell table:style-name="ce3" table:formula="of:=[.G7]*2^([.G$1]-1)" office:value-type="float" office:value="10824000">
            <text:p>10824000</text:p>
          </table:table-cell>
          <table:table-cell table:style-name="ce3" office:value-type="float" office:value="11094676">
            <text:p>11094676</text:p>
          </table:table-cell>
          <table:table-cell table:style-name="ce4" office:value-type="float" office:value="177547860">
            <text:p>17754786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3" office:value-type="float" office:value="2600">
            <text:p>2600</text:p>
          </table:table-cell>
          <table:table-cell table:style-name="ce3" office:value-type="float" office:value="43176">
            <text:p>43176</text:p>
          </table:table-cell>
          <table:table-cell table:style-name="ce3" office:value-type="float" office:value="692900">
            <text:p>692900</text:p>
          </table:table-cell>
          <table:table-cell table:style-name="ce3" table:formula="of:=[.G8]*2^([.G$1]-1)" office:value-type="float" office:value="11086400">
            <text:p>11086400</text:p>
          </table:table-cell>
          <table:table-cell table:style-name="ce3" office:value-type="float" office:value="11160228">
            <text:p>11160228</text:p>
          </table:table-cell>
          <table:table-cell table:style-name="ce4" office:value-type="float" office:value="178596500">
            <text:p>17859650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3" office:value-type="float" office:value="3144">
            <text:p>3144</text:p>
          </table:table-cell>
          <table:table-cell table:style-name="ce3" office:value-type="float" office:value="50338">
            <text:p>50338</text:p>
          </table:table-cell>
          <table:table-cell table:style-name="ce3" office:value-type="float" office:value="697000">
            <text:p>697000</text:p>
          </table:table-cell>
          <table:table-cell table:style-name="ce3" table:formula="of:=[.G9]*2^([.G$1]-1)" office:value-type="float" office:value="11152000">
            <text:p>11152000</text:p>
          </table:table-cell>
          <table:table-cell table:style-name="ce3" office:value-type="float" office:value="11176616">
            <text:p>11176616</text:p>
          </table:table-cell>
          <table:table-cell table:style-name="ce4" office:value-type="float" office:value="178858660">
            <text:p>17885866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table:style-name="ce3" office:value-type="float" office:value="50372">
            <text:p>50372</text:p>
          </table:table-cell>
          <table:table-cell table:style-name="ce3" office:value-type="float" office:value="805514">
            <text:p>805514</text:p>
          </table:table-cell>
          <table:table-cell table:style-name="ce3" table:formula="of:=[.G10]*2^([.G$1]-1)" office:value-type="float" office:value="12888224">
            <text:p>12888224</text:p>
          </table:table-cell>
          <table:table-cell table:style-name="ce3" office:value-type="float" office:value="12888618">
            <text:p>12888618</text:p>
          </table:table-cell>
          <table:table-cell table:style-name="ce4" office:value-type="float" office:value="178924200">
            <text:p>17892420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style-name="ce3" office:value-type="float" office:value="50468">
            <text:p>50468</text:p>
          </table:table-cell>
          <table:table-cell table:style-name="ce3" office:value-type="float" office:value="805650">
            <text:p>805650</text:p>
          </table:table-cell>
          <table:table-cell table:style-name="ce3" table:formula="of:=[.G11]*2^([.G$1]-1)" office:value-type="float" office:value="12890400">
            <text:p>12890400</text:p>
          </table:table-cell>
          <table:table-cell table:style-name="ce3" office:value-type="float" office:value="12889162">
            <text:p>12889162</text:p>
          </table:table-cell>
          <table:table-cell table:style-name="ce4" office:value-type="float" office:value="206219434">
            <text:p>20621943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style-name="ce3" office:value-type="float" office:value="50728">
            <text:p>50728</text:p>
          </table:table-cell>
          <table:table-cell table:style-name="ce3" office:value-type="float" office:value="807570">
            <text:p>807570</text:p>
          </table:table-cell>
          <table:table-cell table:style-name="ce3" table:formula="of:=[.G12]*2^([.G$1]-1)" office:value-type="float" office:value="12921120">
            <text:p>12921120</text:p>
          </table:table-cell>
          <table:table-cell table:style-name="ce3" office:value-type="float" office:value="12921418">
            <text:p>12921418</text:p>
          </table:table-cell>
          <table:table-cell table:style-name="ce4" office:value-type="float" office:value="206221610">
            <text:p>20622161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3" office:value-type="float" office:value="57928">
            <text:p>57928</text:p>
          </table:table-cell>
          <table:table-cell table:style-name="ce3" office:value-type="float" office:value="807700">
            <text:p>807700</text:p>
          </table:table-cell>
          <table:table-cell table:style-name="ce3" table:formula="of:=[.G13]*2^([.G$1]-1)" office:value-type="float" office:value="12923200">
            <text:p>12923200</text:p>
          </table:table-cell>
          <table:table-cell table:style-name="ce3" office:value-type="float" office:value="12921938">
            <text:p>12921938</text:p>
          </table:table-cell>
          <table:table-cell table:style-name="ce4" office:value-type="float" office:value="206743850">
            <text:p>20674385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3" office:value-type="float" office:value="808084">
            <text:p>808084</text:p>
          </table:table-cell>
          <table:table-cell table:style-name="ce3" table:formula="of:=[.G14]*2^([.G$1]-1)" office:value-type="float" office:value="12929344">
            <text:p>12929344</text:p>
          </table:table-cell>
          <table:table-cell table:style-name="ce3" office:value-type="float" office:value="12929618">
            <text:p>12929618</text:p>
          </table:table-cell>
          <table:table-cell table:style-name="ce4" office:value-type="float" office:value="206745930">
            <text:p>206745930</text:p>
          </table:table-cell>
          <table:table-cell table:number-columns-repeated="2"/>
          <table:table-cell table:formula="of:=[.I2]/[.G2]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style-name="ce3" office:value-type="float" office:value="809124">
            <text:p>809124</text:p>
          </table:table-cell>
          <table:table-cell table:style-name="Default"/>
          <table:table-cell table:style-name="ce3" office:value-type="float" office:value="12930132">
            <text:p>12930132</text:p>
          </table:table-cell>
          <table:table-cell table:style-name="ce4" office:value-type="float" office:value="206874954">
            <text:p>206874954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style-name="ce3" office:value-type="float" office:value="811682">
            <text:p>811682</text:p>
          </table:table-cell>
          <table:table-cell table:style-name="Default"/>
          <table:table-cell table:style-name="ce3" office:value-type="float" office:value="12931668">
            <text:p>12931668</text:p>
          </table:table-cell>
          <table:table-cell table:style-name="ce4" office:value-type="float" office:value="206877010">
            <text:p>20687701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table:style-name="ce3" office:value-type="float" office:value="811716">
            <text:p>811716</text:p>
          </table:table-cell>
          <table:table-cell table:style-name="Default"/>
          <table:table-cell table:style-name="ce3" office:value-type="float" office:value="12935828">
            <text:p>12935828</text:p>
          </table:table-cell>
          <table:table-cell table:style-name="ce4" office:value-type="float" office:value="206907730">
            <text:p>206907730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style-name="ce3" office:value-type="float" office:value="811800">
            <text:p>811800</text:p>
          </table:table-cell>
          <table:table-cell table:style-name="ce3" table:formula="of:=[.G15]*2^([.G$1]-1)" office:value-type="float" office:value="12945984">
            <text:p>12945984</text:p>
          </table:table-cell>
          <table:table-cell table:style-name="ce3" office:value-type="float" office:value="12946066">
            <text:p>12946066</text:p>
          </table:table-cell>
          <table:table-cell table:style-name="ce4" office:value-type="float" office:value="206909780">
            <text:p>206909780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Default"/>
          <table:table-cell table:style-name="ce3" office:value-type="float" office:value="824004">
            <text:p>824004</text:p>
          </table:table-cell>
          <table:table-cell table:style-name="Default"/>
          <table:table-cell table:style-name="ce3" office:value-type="float" office:value="12946196">
            <text:p>12946196</text:p>
          </table:table-cell>
          <table:table-cell table:style-name="ce4" office:value-type="float" office:value="206915924">
            <text:p>206915924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Default"/>
          <table:table-cell table:style-name="ce3" office:value-type="float" office:value="824088">
            <text:p>824088</text:p>
          </table:table-cell>
          <table:table-cell table:style-name="ce3" table:formula="of:=[.G16]*2^([.G$1]-1)" office:value-type="float" office:value="12986912">
            <text:p>12986912</text:p>
          </table:table-cell>
          <table:table-cell table:style-name="ce3" office:value-type="float" office:value="12987018">
            <text:p>12987018</text:p>
          </table:table-cell>
          <table:table-cell table:style-name="ce4" office:value-type="float" office:value="206932564">
            <text:p>20693256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style-name="Default" table:number-columns-repeated="2"/>
          <table:table-cell table:style-name="ce3" office:value-type="float" office:value="824100">
            <text:p>824100</text:p>
          </table:table-cell>
          <table:table-cell table:style-name="ce3" table:formula="of:=[.G17]*2^([.G$1]-1)" office:value-type="float" office:value="12987456">
            <text:p>12987456</text:p>
          </table:table-cell>
          <table:table-cell table:style-name="ce3" office:value-type="float" office:value="12987154">
            <text:p>12987154</text:p>
          </table:table-cell>
          <table:table-cell table:style-name="ce4" office:value-type="float" office:value="206973522">
            <text:p>20697352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Default" table:number-columns-repeated="4"/>
          <table:table-cell table:style-name="ce3" office:value-type="float" office:value="824472">
            <text:p>824472</text:p>
          </table:table-cell>
          <table:table-cell table:style-name="ce3" table:formula="of:=[.G18]*2^([.G$1]-1)" office:value-type="float" office:value="12988800">
            <text:p>12988800</text:p>
          </table:table-cell>
          <table:table-cell table:style-name="ce3" office:value-type="float" office:value="12987490">
            <text:p>12987490</text:p>
          </table:table-cell>
          <table:table-cell table:style-name="ce4" office:value-type="float" office:value="207137162">
            <text:p>207137162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style-name="Default" table:number-columns-repeated="2"/>
          <table:table-cell table:style-name="ce3" office:value-type="float" office:value="824484">
            <text:p>824484</text:p>
          </table:table-cell>
          <table:table-cell table:style-name="ce3" table:formula="of:=[.G19]*2^([.G$1]-1)" office:value-type="float" office:value="13184064">
            <text:p>13184064</text:p>
          </table:table-cell>
          <table:table-cell table:style-name="ce3" office:value-type="float" office:value="13183762">
            <text:p>13183762</text:p>
          </table:table-cell>
          <table:table-cell table:style-name="ce4" office:value-type="float" office:value="207137354">
            <text:p>207137354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Default"/>
          <table:table-cell table:style-name="ce3" office:value-type="float" office:value="825512">
            <text:p>825512</text:p>
          </table:table-cell>
          <table:table-cell table:style-name="ce3" table:formula="of:=[.G20]*2^([.G$1]-1)" office:value-type="float" office:value="13185408">
            <text:p>13185408</text:p>
          </table:table-cell>
          <table:table-cell table:style-name="ce3" office:value-type="float" office:value="13184098">
            <text:p>13184098</text:p>
          </table:table-cell>
          <table:table-cell table:style-name="ce4" office:value-type="float" office:value="207137874">
            <text:p>207137874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Default"/>
          <table:table-cell table:style-name="ce3" office:value-type="float" office:value="836808">
            <text:p>836808</text:p>
          </table:table-cell>
          <table:table-cell table:style-name="ce3" table:formula="of:=[.G21]*2^([.G$1]-1)" office:value-type="float" office:value="13185600">
            <text:p>13185600</text:p>
          </table:table-cell>
          <table:table-cell table:style-name="ce3" office:value-type="float" office:value="13184146">
            <text:p>13184146</text:p>
          </table:table-cell>
          <table:table-cell table:style-name="ce4" office:value-type="float" office:value="207139170">
            <text:p>207139170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style-name="ce3" office:value-type="float" office:value="836904">
            <text:p>836904</text:p>
          </table:table-cell>
          <table:table-cell table:style-name="ce3" table:formula="of:=[.G22]*2^([.G$1]-1)" office:value-type="float" office:value="13191552">
            <text:p>13191552</text:p>
          </table:table-cell>
          <table:table-cell table:style-name="ce3" office:value-type="float" office:value="13191778">
            <text:p>13191778</text:p>
          </table:table-cell>
          <table:table-cell table:style-name="ce4" office:value-type="float" office:value="207792682">
            <text:p>207792682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style-name="ce3" office:value-type="float" office:value="857250">
            <text:p>857250</text:p>
          </table:table-cell>
          <table:table-cell table:style-name="ce3" table:formula="of:=[.G23]*2^([.G$1]-1)" office:value-type="float" office:value="13191744">
            <text:p>13191744</text:p>
          </table:table-cell>
          <table:table-cell table:style-name="ce3" office:value-type="float" office:value="13191826">
            <text:p>13191826</text:p>
          </table:table-cell>
          <table:table-cell table:style-name="ce4" office:value-type="float" office:value="207793226">
            <text:p>207793226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table:style-name="ce3" office:value-type="float" office:value="857284">
            <text:p>857284</text:p>
          </table:table-cell>
          <table:table-cell table:style-name="Default"/>
          <table:table-cell table:style-name="ce3" office:value-type="float" office:value="13191956">
            <text:p>13191956</text:p>
          </table:table-cell>
          <table:table-cell table:style-name="ce4" office:value-type="float" office:value="207794570">
            <text:p>207794570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table:style-name="ce3" office:value-type="float" office:value="857380">
            <text:p>857380</text:p>
          </table:table-cell>
          <table:table-cell table:style-name="Default"/>
          <table:table-cell table:style-name="ce3" office:value-type="float" office:value="13192280">
            <text:p>13192280</text:p>
          </table:table-cell>
          <table:table-cell table:style-name="ce4" office:value-type="float" office:value="210938954">
            <text:p>210938954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  <table:table-cell table:style-name="ce3" office:value-type="float" office:value="857640">
            <text:p>857640</text:p>
          </table:table-cell>
          <table:table-cell table:style-name="Default"/>
          <table:table-cell table:style-name="ce3" office:value-type="float" office:value="13192340">
            <text:p>13192340</text:p>
          </table:table-cell>
          <table:table-cell table:style-name="ce4" office:value-type="float" office:value="210940298">
            <text:p>210940298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  <table:table-cell table:style-name="ce3" office:value-type="float" office:value="887112">
            <text:p>887112</text:p>
          </table:table-cell>
          <table:table-cell table:style-name="Default"/>
          <table:table-cell table:style-name="ce3" office:value-type="float" office:value="13193816">
            <text:p>13193816</text:p>
          </table:table-cell>
          <table:table-cell table:style-name="ce4" office:value-type="float" office:value="210940490">
            <text:p>210940490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  <table:table-cell table:style-name="ce3" office:value-type="float" office:value="926882">
            <text:p>926882</text:p>
          </table:table-cell>
          <table:table-cell table:style-name="Default"/>
          <table:table-cell table:style-name="ce3" office:value-type="float" office:value="13193876">
            <text:p>13193876</text:p>
          </table:table-cell>
          <table:table-cell table:style-name="ce4" office:value-type="float" office:value="211069322">
            <text:p>21106932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  <table:table-cell table:style-name="ce3" office:value-type="float" office:value="926916">
            <text:p>926916</text:p>
          </table:table-cell>
          <table:table-cell table:style-name="Default"/>
          <table:table-cell table:style-name="ce3" office:value-type="float" office:value="13197976">
            <text:p>13197976</text:p>
          </table:table-cell>
          <table:table-cell table:style-name="ce4" office:value-type="float" office:value="211069514">
            <text:p>211069514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  <table:table-cell table:style-name="ce3" office:value-type="float" office:value="927000">
            <text:p>927000</text:p>
          </table:table-cell>
          <table:table-cell table:style-name="Default"/>
          <table:table-cell table:style-name="ce3" office:value-type="float" office:value="13197988">
            <text:p>13197988</text:p>
          </table:table-cell>
          <table:table-cell table:style-name="ce4" office:value-type="float" office:value="211070034">
            <text:p>21107003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  <table:table-cell table:style-name="ce3" office:value-type="float" office:value="927012">
            <text:p>927012</text:p>
          </table:table-cell>
          <table:table-cell table:style-name="ce3" table:formula="of:=[.G24]*2^([.G$1]-1)" office:value-type="float" office:value="13208192">
            <text:p>13208192</text:p>
          </table:table-cell>
          <table:table-cell table:style-name="ce3" office:value-type="float" office:value="13208226">
            <text:p>13208226</text:p>
          </table:table-cell>
          <table:table-cell table:style-name="ce4" office:value-type="float" office:value="211071330">
            <text:p>211071330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table:style-name="ce3" office:value-type="float" office:value="927272">
            <text:p>927272</text:p>
          </table:table-cell>
          <table:table-cell table:style-name="Default"/>
          <table:table-cell table:style-name="ce3" office:value-type="float" office:value="13208260">
            <text:p>13208260</text:p>
          </table:table-cell>
          <table:table-cell table:style-name="ce4" office:value-type="float" office:value="211071570">
            <text:p>211071570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  <table:table-cell table:style-name="ce3" office:value-type="float" office:value="928040">
            <text:p>928040</text:p>
          </table:table-cell>
          <table:table-cell table:style-name="Default"/>
          <table:table-cell table:style-name="ce3" office:value-type="float" office:value="13208344">
            <text:p>13208344</text:p>
          </table:table-cell>
          <table:table-cell table:style-name="ce4" office:value-type="float" office:value="211102050">
            <text:p>211102050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08356">
            <text:p>13208356</text:p>
          </table:table-cell>
          <table:table-cell table:style-name="ce4" office:value-type="float" office:value="211102290">
            <text:p>211102290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08728">
            <text:p>13208728</text:p>
          </table:table-cell>
          <table:table-cell table:style-name="ce4" office:value-type="float" office:value="211102804">
            <text:p>211102804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10264">
            <text:p>13210264</text:p>
          </table:table-cell>
          <table:table-cell table:style-name="ce4" office:value-type="float" office:value="211104088">
            <text:p>211104088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10276">
            <text:p>13210276</text:p>
          </table:table-cell>
          <table:table-cell table:style-name="ce4" office:value-type="float" office:value="211104340">
            <text:p>211104340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57412">
            <text:p>13257412</text:p>
          </table:table-cell>
          <table:table-cell table:style-name="ce4" office:value-type="float" office:value="211110232">
            <text:p>211110232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57496">
            <text:p>13257496</text:p>
          </table:table-cell>
          <table:table-cell table:style-name="ce4" office:value-type="float" office:value="211110484">
            <text:p>2111104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57508">
            <text:p>13257508</text:p>
          </table:table-cell>
          <table:table-cell table:style-name="ce4" office:value-type="float" office:value="211126872">
            <text:p>211126872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59416">
            <text:p>13259416</text:p>
          </table:table-cell>
          <table:table-cell table:style-name="ce4" office:value-type="float" office:value="211126932">
            <text:p>211126932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263528">
            <text:p>13263528</text:p>
          </table:table-cell>
          <table:table-cell table:style-name="ce4" office:value-type="float" office:value="211167842">
            <text:p>211167842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08616">
            <text:p>13308616</text:p>
          </table:table-cell>
          <table:table-cell table:style-name="ce4" office:value-type="float" office:value="211167890">
            <text:p>21116789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08712">
            <text:p>13308712</text:p>
          </table:table-cell>
          <table:table-cell table:style-name="ce4" office:value-type="float" office:value="211168020">
            <text:p>211168020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09096">
            <text:p>13309096</text:p>
          </table:table-cell>
          <table:table-cell table:style-name="ce4" office:value-type="float" office:value="211168344">
            <text:p>21116834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  <table:table-cell table:style-name="ce3"/>
          <table:table-cell table:style-name="ce3" table:formula="of:=[.G25]*2^([.G$1]-1)" office:value-type="float" office:value="13388928">
            <text:p>13388928</text:p>
          </table:table-cell>
          <table:table-cell table:style-name="ce3" office:value-type="float" office:value="13388962">
            <text:p>13388962</text:p>
          </table:table-cell>
          <table:table-cell table:style-name="ce4" office:value-type="float" office:value="211168404">
            <text:p>21116840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  <table:table-cell table:style-name="ce3"/>
          <table:table-cell table:style-name="ce3" table:formula="of:=[.G26]*2^([.G$1]-1)" office:value-type="float" office:value="13390464">
            <text:p>13390464</text:p>
          </table:table-cell>
          <table:table-cell table:style-name="ce3" office:value-type="float" office:value="13388996">
            <text:p>13388996</text:p>
          </table:table-cell>
          <table:table-cell table:style-name="ce4" office:value-type="float" office:value="211169880">
            <text:p>211169880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0498">
            <text:p>13390498</text:p>
          </table:table-cell>
          <table:table-cell table:style-name="ce4" office:value-type="float" office:value="211176024">
            <text:p>2111760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0532">
            <text:p>13390532</text:p>
          </table:table-cell>
          <table:table-cell table:style-name="ce4" office:value-type="float" office:value="211176084">
            <text:p>21117608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0616">
            <text:p>13390616</text:p>
          </table:table-cell>
          <table:table-cell table:style-name="ce4" office:value-type="float" office:value="211331722">
            <text:p>211331722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0628">
            <text:p>13390628</text:p>
          </table:table-cell>
          <table:table-cell table:style-name="ce4" office:value-type="float" office:value="211331858">
            <text:p>211331858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1000">
            <text:p>13391000</text:p>
          </table:table-cell>
          <table:table-cell table:style-name="ce4" office:value-type="float" office:value="211332194">
            <text:p>21133219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1012">
            <text:p>13391012</text:p>
          </table:table-cell>
          <table:table-cell table:style-name="ce4" office:value-type="float" office:value="211332242">
            <text:p>211332242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  <table:table-cell table:style-name="ce3"/>
          <table:table-cell table:style-name="Default"/>
          <table:table-cell table:style-name="ce3" office:value-type="float" office:value="13392040">
            <text:p>13392040</text:p>
          </table:table-cell>
          <table:table-cell table:style-name="ce4" office:value-type="float" office:value="211333730">
            <text:p>211333730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  <table:table-cell table:style-name="ce3"/>
          <table:table-cell table:style-name="ce3" table:formula="of:=[.G27]*2^([.G$1]-1)" office:value-type="float" office:value="13716000">
            <text:p>13716000</text:p>
          </table:table-cell>
          <table:table-cell table:style-name="ce3" office:value-type="float" office:value="13716106">
            <text:p>13716106</text:p>
          </table:table-cell>
          <table:table-cell table:style-name="ce4" office:value-type="float" office:value="211364450">
            <text:p>21136445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/>
          <table:table-cell table:style-name="Default" table:number-columns-repeated="5"/>
          <table:table-cell table:style-name="ce3" table:formula="of:=[.G28]*2^([.G$1]-1)" office:value-type="float" office:value="13716544">
            <text:p>13716544</text:p>
          </table:table-cell>
          <table:table-cell table:style-name="ce3" office:value-type="float" office:value="13716242">
            <text:p>13716242</text:p>
          </table:table-cell>
          <table:table-cell table:style-name="ce4" office:value-type="float" office:value="211364498">
            <text:p>211364498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/>
          <table:table-cell table:style-name="Default" table:number-columns-repeated="5"/>
          <table:table-cell table:style-name="ce3" table:formula="of:=[.G29]*2^([.G$1]-1)" office:value-type="float" office:value="13718080">
            <text:p>13718080</text:p>
          </table:table-cell>
          <table:table-cell table:style-name="ce3" office:value-type="float" office:value="13716578">
            <text:p>13716578</text:p>
          </table:table-cell>
          <table:table-cell table:style-name="ce4" office:value-type="float" office:value="211364628">
            <text:p>211364628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/>
          <table:table-cell table:style-name="Default" table:number-columns-repeated="5"/>
          <table:table-cell table:style-name="ce3" table:formula="of:=[.G30]*2^([.G$1]-1)" office:value-type="float" office:value="13722240">
            <text:p>13722240</text:p>
          </table:table-cell>
          <table:table-cell table:style-name="ce3" office:value-type="float" office:value="13716626">
            <text:p>13716626</text:p>
          </table:table-cell>
          <table:table-cell table:style-name="ce4" office:value-type="float" office:value="211364952">
            <text:p>211364952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/>
          <table:table-cell table:style-name="Default" table:number-columns-repeated="6"/>
          <table:table-cell table:style-name="ce3" office:value-type="float" office:value="13716756">
            <text:p>13716756</text:p>
          </table:table-cell>
          <table:table-cell table:style-name="ce4" office:value-type="float" office:value="211365012">
            <text:p>211365012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/>
          <table:table-cell table:style-name="Default" table:number-columns-repeated="6"/>
          <table:table-cell table:style-name="ce3" office:value-type="float" office:value="13718114">
            <text:p>13718114</text:p>
          </table:table-cell>
          <table:table-cell table:style-name="ce4" office:value-type="float" office:value="211366488">
            <text:p>211366488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/>
          <table:table-cell table:style-name="Default" table:number-columns-repeated="6"/>
          <table:table-cell table:style-name="ce3" office:value-type="float" office:value="13718162">
            <text:p>13718162</text:p>
          </table:table-cell>
          <table:table-cell table:style-name="ce4" office:value-type="float" office:value="211366500">
            <text:p>211366500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/>
          <table:table-cell table:style-name="Default" table:number-columns-repeated="6"/>
          <table:table-cell table:style-name="ce3" office:value-type="float" office:value="13718292">
            <text:p>13718292</text:p>
          </table:table-cell>
          <table:table-cell table:style-name="ce4" office:value-type="float" office:value="212118290">
            <text:p>21211829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/>
          <table:table-cell table:style-name="Default" table:number-columns-repeated="6"/>
          <table:table-cell table:style-name="ce3" office:value-type="float" office:value="13718616">
            <text:p>13718616</text:p>
          </table:table-cell>
          <table:table-cell table:style-name="ce4" office:value-type="float" office:value="212118626">
            <text:p>212118626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/>
          <table:table-cell table:style-name="Default" table:number-columns-repeated="6"/>
          <table:table-cell table:style-name="ce3" office:value-type="float" office:value="13718676">
            <text:p>13718676</text:p>
          </table:table-cell>
          <table:table-cell table:style-name="ce4" office:value-type="float" office:value="212118674">
            <text:p>212118674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/>
          <table:table-cell table:style-name="Default" table:number-columns-repeated="6"/>
          <table:table-cell table:style-name="ce3" office:value-type="float" office:value="13719704">
            <text:p>13719704</text:p>
          </table:table-cell>
          <table:table-cell table:style-name="ce4" office:value-type="float" office:value="212120162">
            <text:p>212120162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/>
          <table:table-cell table:style-name="Default" table:number-columns-repeated="6"/>
          <table:table-cell table:style-name="ce3" office:value-type="float" office:value="13719716">
            <text:p>13719716</text:p>
          </table:table-cell>
          <table:table-cell table:style-name="ce4" office:value-type="float" office:value="212150882">
            <text:p>212150882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/>
          <table:table-cell table:style-name="Default" table:number-columns-repeated="6"/>
          <table:table-cell table:style-name="ce3" office:value-type="float" office:value="13722274">
            <text:p>13722274</text:p>
          </table:table-cell>
          <table:table-cell table:style-name="ce4" office:value-type="float" office:value="212151060">
            <text:p>212151060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/>
          <table:table-cell table:style-name="Default" table:number-columns-repeated="6"/>
          <table:table-cell table:style-name="ce3" office:value-type="float" office:value="13722308">
            <text:p>13722308</text:p>
          </table:table-cell>
          <table:table-cell table:style-name="ce4" office:value-type="float" office:value="212151384">
            <text:p>212151384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/>
          <table:table-cell table:style-name="Default" table:number-columns-repeated="6"/>
          <table:table-cell table:style-name="ce3" office:value-type="float" office:value="13722392">
            <text:p>13722392</text:p>
          </table:table-cell>
          <table:table-cell table:style-name="ce4" office:value-type="float" office:value="212151396">
            <text:p>212151396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/>
          <table:table-cell table:style-name="Default" table:number-columns-repeated="6"/>
          <table:table-cell table:style-name="ce3" office:value-type="float" office:value="13722404">
            <text:p>13722404</text:p>
          </table:table-cell>
          <table:table-cell table:style-name="ce4" office:value-type="float" office:value="212151444">
            <text:p>21215144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/>
          <table:table-cell table:style-name="Default" table:number-columns-repeated="6"/>
          <table:table-cell table:style-name="ce3" office:value-type="float" office:value="13722788">
            <text:p>13722788</text:p>
          </table:table-cell>
          <table:table-cell table:style-name="ce4" office:value-type="float" office:value="212152920">
            <text:p>21215292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/>
          <table:table-cell table:style-name="Default" table:number-columns-repeated="6"/>
          <table:table-cell table:style-name="ce3" office:value-type="float" office:value="13733060">
            <text:p>13733060</text:p>
          </table:table-cell>
          <table:table-cell table:style-name="ce4" office:value-type="float" office:value="212152932">
            <text:p>212152932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/>
          <table:table-cell table:style-name="Default" table:number-columns-repeated="6"/>
          <table:table-cell table:style-name="ce3" office:value-type="float" office:value="13734596">
            <text:p>13734596</text:p>
          </table:table-cell>
          <table:table-cell table:style-name="ce4" office:value-type="float" office:value="212152980">
            <text:p>212152980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/>
          <table:table-cell table:style-name="Default" table:number-columns-repeated="6"/>
          <table:table-cell table:style-name="ce3" office:value-type="float" office:value="13782212">
            <text:p>13782212</text:p>
          </table:table-cell>
          <table:table-cell table:style-name="ce4" office:value-type="float" office:value="212159064">
            <text:p>212159064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/>
          <table:table-cell table:style-name="Default" table:number-columns-repeated="6"/>
          <table:table-cell table:style-name="ce3" office:value-type="float" office:value="13783748">
            <text:p>13783748</text:p>
          </table:table-cell>
          <table:table-cell table:style-name="ce4" office:value-type="float" office:value="212159076">
            <text:p>212159076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/>
          <table:table-cell table:style-name="Default" table:number-columns-repeated="6"/>
          <table:table-cell table:style-name="ce3" office:value-type="float" office:value="13785256">
            <text:p>13785256</text:p>
          </table:table-cell>
          <table:table-cell table:style-name="ce4" office:value-type="float" office:value="212159124">
            <text:p>212159124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/>
          <table:table-cell table:style-name="Default" table:number-columns-repeated="6"/>
          <table:table-cell table:style-name="ce3" office:value-type="float" office:value="13915332">
            <text:p>13915332</text:p>
          </table:table-cell>
          <table:table-cell table:style-name="ce4" office:value-type="float" office:value="212175512">
            <text:p>212175512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/>
          <table:table-cell table:style-name="Default" table:number-columns-repeated="6"/>
          <table:table-cell table:style-name="ce3" office:value-type="float" office:value="13915428">
            <text:p>13915428</text:p>
          </table:table-cell>
          <table:table-cell table:style-name="ce4" office:value-type="float" office:value="212175524">
            <text:p>212175524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/>
          <table:table-cell table:style-name="Default" table:number-columns-repeated="6"/>
          <table:table-cell table:style-name="ce3" office:value-type="float" office:value="13915688">
            <text:p>13915688</text:p>
          </table:table-cell>
          <table:table-cell table:style-name="ce4" office:value-type="float" office:value="212216482">
            <text:p>212216482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/>
          <table:table-cell table:style-name="Default" table:number-columns-repeated="6"/>
          <table:table-cell table:style-name="ce3" office:value-type="float" office:value="14034248">
            <text:p>14034248</text:p>
          </table:table-cell>
          <table:table-cell table:style-name="ce4" office:value-type="float" office:value="212216516">
            <text:p>212216516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/>
          <table:table-cell table:style-name="Default" table:number-columns-repeated="5"/>
          <table:table-cell table:style-name="ce3" table:formula="of:=[.G31]*2^([.G$1]-1)" office:value-type="float" office:value="14193792">
            <text:p>14193792</text:p>
          </table:table-cell>
          <table:table-cell table:style-name="ce3" office:value-type="float" office:value="14193826">
            <text:p>14193826</text:p>
          </table:table-cell>
          <table:table-cell table:style-name="ce4" office:value-type="float" office:value="212216600">
            <text:p>21221660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/>
          <table:table-cell table:style-name="Default" table:number-columns-repeated="6"/>
          <table:table-cell table:style-name="ce3" office:value-type="float" office:value="14193860">
            <text:p>14193860</text:p>
          </table:table-cell>
          <table:table-cell table:style-name="ce4" office:value-type="float" office:value="212216612">
            <text:p>21221661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/>
          <table:table-cell table:style-name="Default" table:number-columns-repeated="6"/>
          <table:table-cell table:style-name="ce3" office:value-type="float" office:value="14193944">
            <text:p>14193944</text:p>
          </table:table-cell>
          <table:table-cell table:style-name="ce4" office:value-type="float" office:value="212216984">
            <text:p>212216984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/>
          <table:table-cell table:style-name="Default" table:number-columns-repeated="6"/>
          <table:table-cell table:style-name="ce3" office:value-type="float" office:value="14193956">
            <text:p>14193956</text:p>
          </table:table-cell>
          <table:table-cell table:style-name="ce4" office:value-type="float" office:value="212216996">
            <text:p>212216996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/>
          <table:table-cell table:style-name="Default" table:number-columns-repeated="6"/>
          <table:table-cell table:style-name="ce3" office:value-type="float" office:value="14194216">
            <text:p>14194216</text:p>
          </table:table-cell>
          <table:table-cell table:style-name="ce4" office:value-type="float" office:value="212218520">
            <text:p>21221852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/>
          <table:table-cell table:style-name="Default" table:number-columns-repeated="6"/>
          <table:table-cell table:style-name="ce3" office:value-type="float" office:value="14194888">
            <text:p>14194888</text:p>
          </table:table-cell>
          <table:table-cell table:style-name="ce4" office:value-type="float" office:value="212224664">
            <text:p>212224664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194984">
            <text:p>14194984</text:p>
          </table:table-cell>
          <table:table-cell table:style-name="ce4" office:value-type="float" office:value="212224676">
            <text:p>21222467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198056">
            <text:p>14198056</text:p>
          </table:table-cell>
          <table:table-cell table:style-name="ce4" office:value-type="float" office:value="212413124">
            <text:p>212413124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  <table:table-cell table:style-name="Default"/>
          <table:table-cell table:style-name="ce3" table:formula="of:=[.G32]*2^([.G$1]-1)" office:value-type="float" office:value="14830112">
            <text:p>14830112</text:p>
          </table:table-cell>
          <table:table-cell table:style-name="ce3" office:value-type="float" office:value="14830150">
            <text:p>14830150</text:p>
          </table:table-cell>
          <table:table-cell table:style-name="ce4" office:value-type="float" office:value="212413208">
            <text:p>21241320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table:style-name="Default"/>
          <table:table-cell table:style-name="ce3" table:formula="of:=[.G33]*2^([.G$1]-1)" office:value-type="float" office:value="14830656">
            <text:p>14830656</text:p>
          </table:table-cell>
          <table:table-cell table:style-name="ce3" office:value-type="float" office:value="14830218">
            <text:p>14830218</text:p>
          </table:table-cell>
          <table:table-cell table:style-name="ce4" office:value-type="float" office:value="212413220">
            <text:p>21241322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  <table:table-cell table:style-name="Default"/>
          <table:table-cell table:style-name="ce3" table:formula="of:=[.G34]*2^([.G$1]-1)" office:value-type="float" office:value="14832000">
            <text:p>14832000</text:p>
          </table:table-cell>
          <table:table-cell table:style-name="ce3" office:value-type="float" office:value="14830354">
            <text:p>14830354</text:p>
          </table:table-cell>
          <table:table-cell table:style-name="ce4" office:value-type="float" office:value="212421272">
            <text:p>21242127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  <table:table-cell table:style-name="Default"/>
          <table:table-cell table:style-name="ce3" table:formula="of:=[.G35]*2^([.G$1]-1)" office:value-type="float" office:value="14832192">
            <text:p>14832192</text:p>
          </table:table-cell>
          <table:table-cell table:style-name="ce3" office:value-type="float" office:value="14830690">
            <text:p>14830690</text:p>
          </table:table-cell>
          <table:table-cell table:style-name="ce4" office:value-type="float" office:value="212437672">
            <text:p>21243767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  <table:table-cell table:style-name="Default"/>
          <table:table-cell table:style-name="ce3" table:formula="of:=[.G36]*2^([.G$1]-1)" office:value-type="float" office:value="14836352">
            <text:p>14836352</text:p>
          </table:table-cell>
          <table:table-cell table:style-name="ce3" office:value-type="float" office:value="14830732">
            <text:p>14830732</text:p>
          </table:table-cell>
          <table:table-cell table:style-name="ce4" office:value-type="float" office:value="212617928">
            <text:p>21261792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0738">
            <text:p>14830738</text:p>
          </table:table-cell>
          <table:table-cell table:style-name="ce4" office:value-type="float" office:value="212618024">
            <text:p>21261802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0868">
            <text:p>14830868</text:p>
          </table:table-cell>
          <table:table-cell table:style-name="ce4" office:value-type="float" office:value="212618408">
            <text:p>21261840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1140">
            <text:p>14831140</text:p>
          </table:table-cell>
          <table:table-cell table:style-name="ce4" office:value-type="float" office:value="212619944">
            <text:p>21261994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034">
            <text:p>14832034</text:p>
          </table:table-cell>
          <table:table-cell table:style-name="ce4" office:value-type="float" office:value="212937890">
            <text:p>21293789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226">
            <text:p>14832226</text:p>
          </table:table-cell>
          <table:table-cell table:style-name="ce4" office:value-type="float" office:value="212939426">
            <text:p>21293942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268">
            <text:p>14832268</text:p>
          </table:table-cell>
          <table:table-cell table:style-name="ce4" office:value-type="float" office:value="212939460">
            <text:p>21293946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274">
            <text:p>14832274</text:p>
          </table:table-cell>
          <table:table-cell table:style-name="ce4" office:value-type="float" office:value="212945570">
            <text:p>21294557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404">
            <text:p>14832404</text:p>
          </table:table-cell>
          <table:table-cell table:style-name="ce4" office:value-type="float" office:value="212945604">
            <text:p>21294560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728">
            <text:p>14832728</text:p>
          </table:table-cell>
          <table:table-cell table:style-name="ce4" office:value-type="float" office:value="212945688">
            <text:p>21294568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740">
            <text:p>14832740</text:p>
          </table:table-cell>
          <table:table-cell table:style-name="ce4" office:value-type="float" office:value="212945700">
            <text:p>21294570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2788">
            <text:p>14832788</text:p>
          </table:table-cell>
          <table:table-cell table:style-name="ce4" office:value-type="float" office:value="212946072">
            <text:p>21294607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3816">
            <text:p>14833816</text:p>
          </table:table-cell>
          <table:table-cell table:style-name="ce4" office:value-type="float" office:value="212946084">
            <text:p>21294608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3828">
            <text:p>14833828</text:p>
          </table:table-cell>
          <table:table-cell table:style-name="ce4" office:value-type="float" office:value="212947608">
            <text:p>21294760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386">
            <text:p>14836386</text:p>
          </table:table-cell>
          <table:table-cell table:style-name="ce4" office:value-type="float" office:value="212947620">
            <text:p>21294762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420">
            <text:p>14836420</text:p>
          </table:table-cell>
          <table:table-cell table:style-name="ce4" office:value-type="float" office:value="212951720">
            <text:p>21295172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504">
            <text:p>14836504</text:p>
          </table:table-cell>
          <table:table-cell table:style-name="ce4" office:value-type="float" office:value="214223498">
            <text:p>21422349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516">
            <text:p>14836516</text:p>
          </table:table-cell>
          <table:table-cell table:style-name="ce4" office:value-type="float" office:value="214223634">
            <text:p>21422363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840">
            <text:p>14836840</text:p>
          </table:table-cell>
          <table:table-cell table:style-name="ce4" office:value-type="float" office:value="214248074">
            <text:p>21424807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888">
            <text:p>14836888</text:p>
          </table:table-cell>
          <table:table-cell table:style-name="ce4" office:value-type="float" office:value="214248210">
            <text:p>21424821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6900">
            <text:p>14836900</text:p>
          </table:table-cell>
          <table:table-cell table:style-name="ce4" office:value-type="float" office:value="214248546">
            <text:p>21424854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37928">
            <text:p>14837928</text:p>
          </table:table-cell>
          <table:table-cell table:style-name="ce4" office:value-type="float" office:value="214248594">
            <text:p>21424859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0104">
            <text:p>14840104</text:p>
          </table:table-cell>
          <table:table-cell table:style-name="ce4" office:value-type="float" office:value="214250082">
            <text:p>21425008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  <table:table-cell table:style-name="Default"/>
          <table:table-cell table:style-name="ce3" table:formula="of:=[.G37]*2^([.G$1]-1)" office:value-type="float" office:value="14848640">
            <text:p>14848640</text:p>
          </table:table-cell>
          <table:table-cell table:style-name="ce3" office:value-type="float" office:value="14847138">
            <text:p>14847138</text:p>
          </table:table-cell>
          <table:table-cell table:style-name="ce4" office:value-type="float" office:value="214250130">
            <text:p>21425013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7172">
            <text:p>14847172</text:p>
          </table:table-cell>
          <table:table-cell table:style-name="ce4" office:value-type="float" office:value="214250260">
            <text:p>21425026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7256">
            <text:p>14847256</text:p>
          </table:table-cell>
          <table:table-cell table:style-name="ce4" office:value-type="float" office:value="214256226">
            <text:p>21425622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7268">
            <text:p>14847268</text:p>
          </table:table-cell>
          <table:table-cell table:style-name="ce4" office:value-type="float" office:value="214256274">
            <text:p>21425627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7528">
            <text:p>14847528</text:p>
          </table:table-cell>
          <table:table-cell table:style-name="ce4" office:value-type="float" office:value="214256404">
            <text:p>21425640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8674">
            <text:p>14848674</text:p>
          </table:table-cell>
          <table:table-cell table:style-name="ce4" office:value-type="float" office:value="214256728">
            <text:p>21425672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8708">
            <text:p>14848708</text:p>
          </table:table-cell>
          <table:table-cell table:style-name="ce4" office:value-type="float" office:value="214256740">
            <text:p>21425674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8792">
            <text:p>14848792</text:p>
          </table:table-cell>
          <table:table-cell table:style-name="ce4" office:value-type="float" office:value="214256788">
            <text:p>21425678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8804">
            <text:p>14848804</text:p>
          </table:table-cell>
          <table:table-cell table:style-name="ce4" office:value-type="float" office:value="214258264">
            <text:p>21425826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9128">
            <text:p>14849128</text:p>
          </table:table-cell>
          <table:table-cell table:style-name="ce4" office:value-type="float" office:value="214258276">
            <text:p>21425827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9176">
            <text:p>14849176</text:p>
          </table:table-cell>
          <table:table-cell table:style-name="ce4" office:value-type="float" office:value="214258324">
            <text:p>21425832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49188">
            <text:p>14849188</text:p>
          </table:table-cell>
          <table:table-cell table:style-name="ce4" office:value-type="float" office:value="214262424">
            <text:p>21426242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50216">
            <text:p>14850216</text:p>
          </table:table-cell>
          <table:table-cell table:style-name="ce4" office:value-type="float" office:value="214262436">
            <text:p>21426243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53288">
            <text:p>14853288</text:p>
          </table:table-cell>
          <table:table-cell table:style-name="ce4" office:value-type="float" office:value="214272674">
            <text:p>21427267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81954">
            <text:p>14881954</text:p>
          </table:table-cell>
          <table:table-cell table:style-name="ce4" office:value-type="float" office:value="214272708">
            <text:p>21427270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81988">
            <text:p>14881988</text:p>
          </table:table-cell>
          <table:table-cell table:style-name="ce4" office:value-type="float" office:value="214272792">
            <text:p>21427279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82072">
            <text:p>14882072</text:p>
          </table:table-cell>
          <table:table-cell table:style-name="ce4" office:value-type="float" office:value="214272804">
            <text:p>21427280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882084">
            <text:p>14882084</text:p>
          </table:table-cell>
          <table:table-cell table:style-name="ce4" office:value-type="float" office:value="214273176">
            <text:p>21427317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911816">
            <text:p>14911816</text:p>
          </table:table-cell>
          <table:table-cell table:style-name="ce4" office:value-type="float" office:value="214273188">
            <text:p>214273188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968004">
            <text:p>14968004</text:p>
          </table:table-cell>
          <table:table-cell table:style-name="ce4" office:value-type="float" office:value="214274712">
            <text:p>214274712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980292">
            <text:p>14980292</text:p>
          </table:table-cell>
          <table:table-cell table:style-name="ce4" office:value-type="float" office:value="214274724">
            <text:p>21427472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4980388">
            <text:p>14980388</text:p>
          </table:table-cell>
          <table:table-cell table:style-name="ce4" office:value-type="float" office:value="214314180">
            <text:p>21431418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5246498">
            <text:p>15246498</text:p>
          </table:table-cell>
          <table:table-cell table:style-name="ce4" office:value-type="float" office:value="214315716">
            <text:p>21431571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5246532">
            <text:p>15246532</text:p>
          </table:table-cell>
          <table:table-cell table:style-name="ce4" office:value-type="float" office:value="214315800">
            <text:p>21431580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  <table:table-cell table:style-name="Default" table:number-columns-repeated="2"/>
          <table:table-cell table:style-name="ce3" office:value-type="float" office:value="15246628">
            <text:p>15246628</text:p>
          </table:table-cell>
          <table:table-cell table:style-name="ce4" office:value-type="float" office:value="214321860">
            <text:p>214321860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office:value-type="float" office:value="139">
            <text:p>139</text:p>
          </table:table-cell>
          <table:table-cell table:number-columns-repeated="8"/>
          <table:table-cell table:style-name="ce4" office:value-type="float" office:value="214321944">
            <text:p>21432194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table:number-columns-repeated="9"/>
          <table:table-cell table:style-name="ce4" office:value-type="float" office:value="214321956">
            <text:p>214321956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table:number-columns-repeated="9"/>
          <table:table-cell table:style-name="ce4" office:value-type="float" office:value="214322328">
            <text:p>2143223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322340">
            <text:p>2143223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323864">
            <text:p>2143238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323876">
            <text:p>2143238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327976">
            <text:p>2143279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0788">
            <text:p>2145107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2324">
            <text:p>2145123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2408">
            <text:p>2145124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2420">
            <text:p>2145124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8468">
            <text:p>2145184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8552">
            <text:p>2145185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8564">
            <text:p>2145185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18948">
            <text:p>2145189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20484">
            <text:p>2145204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524584">
            <text:p>2145245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715592">
            <text:p>2147155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717224">
            <text:p>2147172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4717608">
            <text:p>2147176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58090">
            <text:p>219458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58634">
            <text:p>2194586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59978">
            <text:p>21945997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0170">
            <text:p>2194601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0690">
            <text:p>2194606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6122">
            <text:p>219466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6284">
            <text:p>2194662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6314">
            <text:p>21946631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6828">
            <text:p>2194668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66834">
            <text:p>2194668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0698">
            <text:p>2194906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0860">
            <text:p>2194908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0890">
            <text:p>2194908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1404">
            <text:p>2194914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1410">
            <text:p>2194914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2706">
            <text:p>2194927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2748">
            <text:p>2194927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2754">
            <text:p>21949275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2940">
            <text:p>2194929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2946">
            <text:p>2194929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3460">
            <text:p>2194934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8850">
            <text:p>2194988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8892">
            <text:p>2194988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8898">
            <text:p>2194988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9084">
            <text:p>2194990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9090">
            <text:p>219499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499604">
            <text:p>2194996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0888">
            <text:p>2195008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0900">
            <text:p>2195009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1140">
            <text:p>2195011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5240">
            <text:p>2195052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5252">
            <text:p>2195052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05300">
            <text:p>2195053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5490">
            <text:p>2195154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5532">
            <text:p>2195155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5538">
            <text:p>2195155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5668">
            <text:p>2195156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5992">
            <text:p>2195159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6004">
            <text:p>2195160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6052">
            <text:p>2195160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7528">
            <text:p>2195175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7540">
            <text:p>2195175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17588">
            <text:p>2195175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21688">
            <text:p>2195216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21700">
            <text:p>2195217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6490">
            <text:p>2195564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6626">
            <text:p>2195566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6962">
            <text:p>2195569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7010">
            <text:p>2195570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7140">
            <text:p>2195571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8498">
            <text:p>2195584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8546">
            <text:p>2195585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8676">
            <text:p>2195586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59000">
            <text:p>2195590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4642">
            <text:p>2195646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4690">
            <text:p>2195646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4820">
            <text:p>2195648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5144">
            <text:p>2195651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5156">
            <text:p>2195651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5204">
            <text:p>2195652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66740">
            <text:p>2195667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70840">
            <text:p>2195708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70852">
            <text:p>2195708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81090">
            <text:p>219581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81124">
            <text:p>2195811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81208">
            <text:p>2195812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581220">
            <text:p>2195812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28658">
            <text:p>2197286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28994">
            <text:p>21972899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29172">
            <text:p>2197291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53234">
            <text:p>2197532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53748">
            <text:p>2197537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55106">
            <text:p>2197551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55284">
            <text:p>2197552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61250">
            <text:p>2197612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61428">
            <text:p>2197614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61752">
            <text:p>2197617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67448">
            <text:p>2197674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67460">
            <text:p>2197674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77698">
            <text:p>2197776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77732">
            <text:p>2197777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77816">
            <text:p>2197778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777828">
            <text:p>2197778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819204">
            <text:p>2198192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19820740">
            <text:p>2198207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15090">
            <text:p>220515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15426">
            <text:p>2205154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15474">
            <text:p>22051547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15604">
            <text:p>2205156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39666">
            <text:p>22053966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0002">
            <text:p>2205400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0050">
            <text:p>2205400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0180">
            <text:p>2205401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1538">
            <text:p>2205415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1586">
            <text:p>22054158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1716">
            <text:p>2205417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2040">
            <text:p>2205420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2100">
            <text:p>2205421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7682">
            <text:p>2205476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7730">
            <text:p>2205477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7860">
            <text:p>2205478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8184">
            <text:p>2205481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8196">
            <text:p>2205481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8244">
            <text:p>2205482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9720">
            <text:p>2205497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49780">
            <text:p>2205497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53832">
            <text:p>2205538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53880">
            <text:p>2205538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53892">
            <text:p>2205538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130">
            <text:p>2205641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164">
            <text:p>2205641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248">
            <text:p>2205642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260">
            <text:p>2205642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632">
            <text:p>2205646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4644">
            <text:p>2205646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566180">
            <text:p>2205661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05636">
            <text:p>2206056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05720">
            <text:p>2206057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05732">
            <text:p>2206057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07172">
            <text:p>2206071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13316">
            <text:p>2206133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13400">
            <text:p>2206134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613412">
            <text:p>2206134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777668">
            <text:p>2207776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02244">
            <text:p>2208022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03780">
            <text:p>2208037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09924">
            <text:p>2208099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10008">
            <text:p>2208100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10020">
            <text:p>2208100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0816040">
            <text:p>2208160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006664">
            <text:p>2210066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007048">
            <text:p>2210070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007144">
            <text:p>2210071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008680">
            <text:p>2210086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009064">
            <text:p>2210090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28546">
            <text:p>2213285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28580">
            <text:p>2213285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4690">
            <text:p>2213346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4724">
            <text:p>2213347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4808">
            <text:p>2213348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4820">
            <text:p>2213348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226">
            <text:p>2213362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260">
            <text:p>2213362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344">
            <text:p>2213363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356">
            <text:p>2213363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728">
            <text:p>2213367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6740">
            <text:p>2213367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1337768">
            <text:p>2213377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4874">
            <text:p>22264487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5010">
            <text:p>2226450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5346">
            <text:p>2226453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5394">
            <text:p>22264539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5524">
            <text:p>2226455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6882">
            <text:p>2226468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6930">
            <text:p>2226469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7060">
            <text:p>2226470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7444">
            <text:p>2226474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8472">
            <text:p>2226484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48484">
            <text:p>2226484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51042">
            <text:p>2226510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51076">
            <text:p>2226510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51160">
            <text:p>2226511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51172">
            <text:p>2226511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51556">
            <text:p>2226515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61828">
            <text:p>2226618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663364">
            <text:p>2226633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704836">
            <text:p>2227048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710980">
            <text:p>2227109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712516">
            <text:p>2227125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901444">
            <text:p>2229014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907588">
            <text:p>2229075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909124">
            <text:p>2229091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2910632">
            <text:p>2229106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3433924">
            <text:p>2234339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3434020">
            <text:p>2234340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3434280">
            <text:p>2234342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3909192">
            <text:p>2239091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8002">
            <text:p>2245480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8036">
            <text:p>2245480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8120">
            <text:p>2245481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8132">
            <text:p>2245481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8392">
            <text:p>2245483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9064">
            <text:p>2245490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49160">
            <text:p>2245491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52136">
            <text:p>2245521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52232">
            <text:p>2245522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4564520">
            <text:p>2245645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322">
            <text:p>2271013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458">
            <text:p>2271014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794">
            <text:p>22710179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836">
            <text:p>2271018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842">
            <text:p>2271018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1972">
            <text:p>2271019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138">
            <text:p>2271031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330">
            <text:p>2271033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372">
            <text:p>2271033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378">
            <text:p>22710337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508">
            <text:p>2271035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832">
            <text:p>2271038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844">
            <text:p>2271038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3892">
            <text:p>2271038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4920">
            <text:p>2271049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4932">
            <text:p>2271049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490">
            <text:p>2271074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524">
            <text:p>2271075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608">
            <text:p>2271076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620">
            <text:p>2271076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944">
            <text:p>2271079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7992">
            <text:p>2271079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8004">
            <text:p>2271080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09032">
            <text:p>2271090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8242">
            <text:p>2271182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8276">
            <text:p>2271182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8360">
            <text:p>2271183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8372">
            <text:p>2271183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9778">
            <text:p>22711977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9812">
            <text:p>2271198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9896">
            <text:p>2271198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19908">
            <text:p>2271199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0232">
            <text:p>2271202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0280">
            <text:p>2271202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0292">
            <text:p>2271202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1320">
            <text:p>2271213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3912">
            <text:p>2271239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4008">
            <text:p>2271240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24392">
            <text:p>2271243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1250">
            <text:p>2271612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1284">
            <text:p>2271612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1368">
            <text:p>2271613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1380">
            <text:p>2271613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1640">
            <text:p>2271616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7394">
            <text:p>22716739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7428">
            <text:p>2271674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7512">
            <text:p>2271675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7524">
            <text:p>2271675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8930">
            <text:p>2271689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8964">
            <text:p>2271689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9048">
            <text:p>2271690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9060">
            <text:p>2271690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9384">
            <text:p>2271693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9432">
            <text:p>2271694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69444">
            <text:p>2271694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70472">
            <text:p>2271704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73160">
            <text:p>2271731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73544">
            <text:p>2271735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185832">
            <text:p>2271858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300548">
            <text:p>2273005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300632">
            <text:p>2273006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300644">
            <text:p>2273006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644612">
            <text:p>2276446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693764">
            <text:p>2276937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7693860">
            <text:p>2276938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8758690">
            <text:p>2287586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8758724">
            <text:p>2287587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8758808">
            <text:p>2287588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8758820">
            <text:p>2287588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29714248">
            <text:p>2297142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2582">
            <text:p>2372825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2854">
            <text:p>23728285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3526">
            <text:p>2372835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3610">
            <text:p>2372836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3622">
            <text:p>2372836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3882">
            <text:p>2372838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4426">
            <text:p>2372844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5702">
            <text:p>2372857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5770">
            <text:p>2372857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5938">
            <text:p>2372859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5962">
            <text:p>2372859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6482">
            <text:p>2372864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87570">
            <text:p>2372875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1078">
            <text:p>23729107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1146">
            <text:p>2372911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1846">
            <text:p>2372918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1914">
            <text:p>23729191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2076">
            <text:p>2372920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2082">
            <text:p>2372920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2106">
            <text:p>2372921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2620">
            <text:p>2372926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2626">
            <text:p>2372926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3922">
            <text:p>2372939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3964">
            <text:p>2372939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3970">
            <text:p>2372939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4132">
            <text:p>2372941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4156">
            <text:p>2372941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4162">
            <text:p>2372941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4676">
            <text:p>2372946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295764">
            <text:p>2372957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2582">
            <text:p>2373125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2650">
            <text:p>2373126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2786">
            <text:p>23731278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5654">
            <text:p>23731565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5722">
            <text:p>2373157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6422">
            <text:p>2373164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6490">
            <text:p>2373164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6652">
            <text:p>2373166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6658">
            <text:p>2373166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6682">
            <text:p>2373166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7196">
            <text:p>2373171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7202">
            <text:p>2373172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498">
            <text:p>2373184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540">
            <text:p>2373185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546">
            <text:p>2373185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708">
            <text:p>2373187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732">
            <text:p>2373187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8738">
            <text:p>2373187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19252">
            <text:p>2373192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0340">
            <text:p>2373203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3682">
            <text:p>2373236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3874">
            <text:p>23732387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3916">
            <text:p>2373239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3922">
            <text:p>2373239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504">
            <text:p>2373245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642">
            <text:p>2373246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684">
            <text:p>2373246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690">
            <text:p>2373246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852">
            <text:p>2373248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876">
            <text:p>2373248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4882">
            <text:p>2373248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5396">
            <text:p>2373253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6680">
            <text:p>2373266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6692">
            <text:p>2373266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6740">
            <text:p>2373267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26932">
            <text:p>2373269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31032">
            <text:p>2373310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31044">
            <text:p>2373310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31092">
            <text:p>2373310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090">
            <text:p>237341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282">
            <text:p>2373412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324">
            <text:p>2373413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330">
            <text:p>2373413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460">
            <text:p>2373414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784">
            <text:p>2373417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796">
            <text:p>2373417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1844">
            <text:p>2373418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3128">
            <text:p>2373431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3140">
            <text:p>2373431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3320">
            <text:p>2373433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3332">
            <text:p>2373433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3380">
            <text:p>2373433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7480">
            <text:p>2373474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47492">
            <text:p>2373474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56184">
            <text:p>2373561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56196">
            <text:p>2373561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282">
            <text:p>2373822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418">
            <text:p>23738241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754">
            <text:p>23738275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796">
            <text:p>2373827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802">
            <text:p>2373828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2932">
            <text:p>2373829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3204">
            <text:p>2373832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098">
            <text:p>2373840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290">
            <text:p>2373842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332">
            <text:p>2373843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338">
            <text:p>2373843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468">
            <text:p>2373844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792">
            <text:p>2373847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804">
            <text:p>2373848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4852">
            <text:p>2373848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5880">
            <text:p>2373858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9474">
            <text:p>23738947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89508">
            <text:p>2373895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242">
            <text:p>2373902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434">
            <text:p>2373904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476">
            <text:p>2373904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482">
            <text:p>2373904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612">
            <text:p>2373906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936">
            <text:p>2373909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948">
            <text:p>2373909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0996">
            <text:p>2373909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232">
            <text:p>2373922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280">
            <text:p>2373922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292">
            <text:p>2373922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472">
            <text:p>2373924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484">
            <text:p>2373924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2532">
            <text:p>2373925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6584">
            <text:p>2373965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6632">
            <text:p>2373966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396644">
            <text:p>2373966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6882">
            <text:p>2374068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6916">
            <text:p>2374069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7000">
            <text:p>2374070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7012">
            <text:p>2374070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7336">
            <text:p>2374073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7384">
            <text:p>2374073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7396">
            <text:p>2374073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8872">
            <text:p>2374088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8920">
            <text:p>2374089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08932">
            <text:p>2374089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13032">
            <text:p>2374130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21736">
            <text:p>2374217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41698">
            <text:p>2374416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41732">
            <text:p>2374417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41816">
            <text:p>2374418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441828">
            <text:p>2374418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4314">
            <text:p>23755431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4450">
            <text:p>2375544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4786">
            <text:p>23755478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4834">
            <text:p>2375548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4964">
            <text:p>2375549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5236">
            <text:p>2375552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130">
            <text:p>2375561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164">
            <text:p>2375561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322">
            <text:p>2375563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364">
            <text:p>2375563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370">
            <text:p>2375563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500">
            <text:p>2375565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824">
            <text:p>2375568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836">
            <text:p>2375568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6884">
            <text:p>2375568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7912">
            <text:p>2375579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57924">
            <text:p>2375579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8890">
            <text:p>2375788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9026">
            <text:p>2375790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9362">
            <text:p>2375793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9410">
            <text:p>2375794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9540">
            <text:p>2375795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79812">
            <text:p>2375798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0706">
            <text:p>2375807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0740">
            <text:p>2375807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0898">
            <text:p>2375808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0940">
            <text:p>2375809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0946">
            <text:p>2375809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1076">
            <text:p>2375810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1400">
            <text:p>2375814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1412">
            <text:p>2375814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1460">
            <text:p>2375814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2488">
            <text:p>2375824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2500">
            <text:p>2375825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6082">
            <text:p>2375860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6116">
            <text:p>2375861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6850">
            <text:p>23758685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6884">
            <text:p>2375868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042">
            <text:p>2375870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084">
            <text:p>2375870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090">
            <text:p>237587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220">
            <text:p>2375872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544">
            <text:p>2375875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556">
            <text:p>2375875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7604">
            <text:p>2375876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8840">
            <text:p>2375888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8888">
            <text:p>2375888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8900">
            <text:p>2375889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9080">
            <text:p>2375890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9092">
            <text:p>2375890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89140">
            <text:p>2375891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93192">
            <text:p>2375931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93240">
            <text:p>2375932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593252">
            <text:p>2375932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490">
            <text:p>2376034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524">
            <text:p>2376035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608">
            <text:p>2376036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620">
            <text:p>2376036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944">
            <text:p>2376039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3992">
            <text:p>2376039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4004">
            <text:p>2376040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5480">
            <text:p>2376054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5528">
            <text:p>2376055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5540">
            <text:p>2376055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09640">
            <text:p>2376096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18344">
            <text:p>2376183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4996">
            <text:p>2376449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5080">
            <text:p>2376450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5092">
            <text:p>2376450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5352">
            <text:p>2376453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6498">
            <text:p>23764649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6532">
            <text:p>2376465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6616">
            <text:p>2376466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6628">
            <text:p>2376466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6952">
            <text:p>2376469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7000">
            <text:p>2376470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7012">
            <text:p>2376470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48040">
            <text:p>2376480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2642">
            <text:p>2376526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2676">
            <text:p>2376526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2760">
            <text:p>2376527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2772">
            <text:p>2376527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3096">
            <text:p>2376530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3144">
            <text:p>2376531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3156">
            <text:p>2376531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4632">
            <text:p>2376546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4680">
            <text:p>2376546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4692">
            <text:p>2376546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58792">
            <text:p>2376587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671080">
            <text:p>2376710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03880">
            <text:p>2377038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03976">
            <text:p>2377039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04360">
            <text:p>2377043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4226">
            <text:p>2377842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4260">
            <text:p>2377842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4344">
            <text:p>2377843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4356">
            <text:p>2377843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4616">
            <text:p>2377846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5762">
            <text:p>2377857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5796">
            <text:p>2377857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5880">
            <text:p>2377858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5892">
            <text:p>2377858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6216">
            <text:p>2377862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6264">
            <text:p>2377862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786276">
            <text:p>2377862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905096">
            <text:p>2379050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7905192">
            <text:p>2379051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1370">
            <text:p>2381113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1506">
            <text:p>2381115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1842">
            <text:p>2381118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1890">
            <text:p>2381118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2020">
            <text:p>2381120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2292">
            <text:p>2381122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220">
            <text:p>2381132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378">
            <text:p>23811337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426">
            <text:p>23811342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556">
            <text:p>2381135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880">
            <text:p>2381138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3940">
            <text:p>2381139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4968">
            <text:p>2381149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4980">
            <text:p>2381149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7538">
            <text:p>23811753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7572">
            <text:p>2381175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7656">
            <text:p>2381176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7668">
            <text:p>23811766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8040">
            <text:p>2381180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18052">
            <text:p>2381180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1256">
            <text:p>2381212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8324">
            <text:p>2381283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8420">
            <text:p>2381284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8680">
            <text:p>2381286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9860">
            <text:p>2381298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9944">
            <text:p>2381299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29956">
            <text:p>2381299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30328">
            <text:p>2381303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30340">
            <text:p>2381303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42664">
            <text:p>2381426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42760">
            <text:p>2381427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7476">
            <text:p>2381774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7572">
            <text:p>2381775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7832">
            <text:p>2381778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9012">
            <text:p>2381790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9108">
            <text:p>2381791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9480">
            <text:p>2381794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179492">
            <text:p>2381794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310596">
            <text:p>2383105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310692">
            <text:p>2383106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89090">
            <text:p>2385890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89124">
            <text:p>2385891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89208">
            <text:p>23858920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89220">
            <text:p>2385892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89480">
            <text:p>23858948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90152">
            <text:p>23859015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90248">
            <text:p>2385902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8593320">
            <text:p>2385933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87762">
            <text:p>23948776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88548">
            <text:p>2394885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89476">
            <text:p>2394894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91224">
            <text:p>2394912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93828">
            <text:p>2394938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497512">
            <text:p>2394975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506116">
            <text:p>2395061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4370">
            <text:p>23968437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4706">
            <text:p>23968470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4754">
            <text:p>23968475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4884">
            <text:p>2396848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5156">
            <text:p>2396851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6084">
            <text:p>2396860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6242">
            <text:p>2396862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6290">
            <text:p>23968629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6420">
            <text:p>2396864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6804">
            <text:p>2396868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7832">
            <text:p>2396878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87844">
            <text:p>2396878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90402">
            <text:p>2396904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90436">
            <text:p>2396904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90532">
            <text:p>2396905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90916">
            <text:p>2396909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694120">
            <text:p>2396941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01188">
            <text:p>2397011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02724">
            <text:p>2397027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02820">
            <text:p>2397028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03204">
            <text:p>2397032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15528">
            <text:p>2397155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15624">
            <text:p>2397156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44196">
            <text:p>2397441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50340">
            <text:p>2397503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50696">
            <text:p>2397506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51876">
            <text:p>2397518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752356">
            <text:p>2397523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883460">
            <text:p>2398834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883544">
            <text:p>2398835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39883556">
            <text:p>2398835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0002376">
            <text:p>2400023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0215236">
            <text:p>2402152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0227524">
            <text:p>2402275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0276676">
            <text:p>2402766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29314">
            <text:p>24132931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29348">
            <text:p>2413293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29432">
            <text:p>2413294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29444">
            <text:p>2413294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29704">
            <text:p>2413297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30472">
            <text:p>2413304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41602">
            <text:p>24134160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41636">
            <text:p>2413416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41720">
            <text:p>24134172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1341732">
            <text:p>2413417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2296392">
            <text:p>24229639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2297160">
            <text:p>2422971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074">
            <text:p>24394407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210">
            <text:p>2439442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546">
            <text:p>24394454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594">
            <text:p>24394459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724">
            <text:p>2439447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4996">
            <text:p>2439449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5924">
            <text:p>2439459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082">
            <text:p>24394608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130">
            <text:p>2439461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260">
            <text:p>2439462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584">
            <text:p>2439465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596">
            <text:p>24394659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6644">
            <text:p>2439466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7672">
            <text:p>2439476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47684">
            <text:p>2439476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242">
            <text:p>24395024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276">
            <text:p>2439502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360">
            <text:p>2439503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372">
            <text:p>2439503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744">
            <text:p>2439507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0756">
            <text:p>2439507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1784">
            <text:p>24395178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53960">
            <text:p>2439539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1028">
            <text:p>2439610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2530">
            <text:p>24396253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2564">
            <text:p>2439625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2648">
            <text:p>2439626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2660">
            <text:p>2439626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3032">
            <text:p>2439630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63044">
            <text:p>2439630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95810">
            <text:p>24399581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95844">
            <text:p>2439958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95928">
            <text:p>24399592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3995940">
            <text:p>24399594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4025672">
            <text:p>2440256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4081860">
            <text:p>2440818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4094148">
            <text:p>24409414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4475076">
            <text:p>24447507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4487364">
            <text:p>24448736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5540036">
            <text:p>24554003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5540132">
            <text:p>24554013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8260">
            <text:p>24776826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8344">
            <text:p>24776834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8356">
            <text:p>24776835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8616">
            <text:p>247768616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9288">
            <text:p>24776928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float" office:value="247769384">
            <text:p>247769384</text:p>
          </table:table-cell>
          <table:table-cell table:number-columns-repeated="1013"/>
        </table:table-row>
        <table:table-row table:style-name="ro1" table:number-rows-repeated="10477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sorted.E7:sorted.E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Mono" svg:font-family="'Andale Mono'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2k </meta:initial-creator>
    <meta:creation-date>2013-02-08T09:47:43</meta:creation-date>
    <dc:date>2013-02-08T12:56:18</dc:date>
    <dc:creator>y2k </dc:creator>
    <meta:editing-duration>PT1M29S</meta:editing-duration>
    <meta:editing-cycles>4</meta:editing-cycles>
    <meta:generator>LibreOffice/3.5$Linux_X86_64 LibreOffice_project/350m1$Build-2</meta:generator>
    <meta:document-statistic meta:table-count="4" meta:cell-count="23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04857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43cm" svg:height="9.001cm" xlink:href=".." xlink:type="simple" chart:class="chart:scatter" chart:style-name="ch1">
        <chart:legend svg:x="55.462cm" svg:y="19.754cm" style:legend-expansion="custom" chartooo:width="93.236cm" chartooo:height="52.529cm" style:legend-expansion-aspect-ratio="1.77494336461764" chart:style-name="ch2"/>
        <chart:plot-area chart:style-name="ch3" table:cell-range-address="unsorted.A7:unsorted.A37 unsorted.D1:unsorted.G1 unsorted.D7:unsorted.G37" chart:data-source-has-labels="row" svg:x="0.056cm" svg:y="1.054cm" svg:width="18.358cm" svg:height="7.346cm">
          <chartooo:coordinate-region svg:x="1.603cm" svg:y="1.054cm" svg:width="16.624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unsorted.D7:unsorted.D37" chart:label-cell-address="unsorted.D1:unsorted.D1" chart:class="chart:scatter">
            <chart:domain table:cell-range-address="unsorted.A7:unsorted.A37"/>
            <chart:data-point chart:repeated="31"/>
          </chart:series>
          <chart:series chart:style-name="ch8" chart:values-cell-range-address="unsorted.E7:unsorted.E37" chart:label-cell-address="unsorted.E1:unsorted.E1" chart:class="chart:scatter">
            <chart:data-point chart:repeated="31"/>
          </chart:series>
          <chart:series chart:style-name="ch9" chart:values-cell-range-address="unsorted.F7:unsorted.F37" chart:label-cell-address="unsorted.F1:unsorted.F1" chart:class="chart:scatter">
            <chart:data-point chart:repeated="31"/>
          </chart:series>
          <chart:series chart:style-name="ch10" chart:values-cell-range-address="unsorted.G7:unsorted.G37" chart:label-cell-address="unsorted.G1:unsorted.G1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unsorted.D1:unsorted.D1</svg:desc>
                </draw:g>
              </table:table-cell>
              <table:table-cell office:value-type="string">
                <text:p>3</text:p>
                <draw:g>
                  <svg:desc>unsorted.E1:unsorted.E1</svg:desc>
                </draw:g>
              </table:table-cell>
              <table:table-cell office:value-type="string">
                <text:p>4</text:p>
                <draw:g>
                  <svg:desc>unsorted.F1:unsorted.F1</svg:desc>
                </draw:g>
              </table:table-cell>
              <table:table-cell office:value-type="string">
                <text:p>5</text:p>
                <draw:g>
                  <svg:desc>unsorted.G1:unsorte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unsorted.A7:unsorted.A37</svg:desc>
                </draw:g>
              </table:table-cell>
              <table:table-cell office:value-type="float" office:value="136">
                <text:p>136</text:p>
                <draw:g>
                  <svg:desc>unsorted.D7:unsorted.D37</svg:desc>
                </draw:g>
              </table:table-cell>
              <table:table-cell office:value-type="float" office:value="3144">
                <text:p>3144</text:p>
                <draw:g>
                  <svg:desc>unsorted.E7:unsorted.E37</svg:desc>
                </draw:g>
              </table:table-cell>
              <table:table-cell office:value-type="float" office:value="57928">
                <text:p>57928</text:p>
                <draw:g>
                  <svg:desc>unsorted.F7:unsorted.F37</svg:desc>
                </draw:g>
              </table:table-cell>
              <table:table-cell office:value-type="float" office:value="926882">
                <text:p>926882</text:p>
                <draw:g>
                  <svg:desc>unsorted.G7:unsorted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600">
                <text:p>2600</text:p>
              </table:table-cell>
              <table:table-cell office:value-type="float" office:value="50338">
                <text:p>50338</text:p>
              </table:table-cell>
              <table:table-cell office:value-type="float" office:value="926916">
                <text:p>926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340">
                <text:p>2340</text:p>
              </table:table-cell>
              <table:table-cell office:value-type="float" office:value="50372">
                <text:p>50372</text:p>
              </table:table-cell>
              <table:table-cell office:value-type="float" office:value="927000">
                <text:p>927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8">
                <text:p>50728</text:p>
              </table:table-cell>
              <table:table-cell office:value-type="float" office:value="887112">
                <text:p>887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68">
                <text:p>50468</text:p>
              </table:table-cell>
              <table:table-cell office:value-type="float" office:value="927012">
                <text:p>927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76">
                <text:p>43176</text:p>
              </table:table-cell>
              <table:table-cell office:value-type="float" office:value="805514">
                <text:p>805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48">
                <text:p>42148</text:p>
              </table:table-cell>
              <table:table-cell office:value-type="float" office:value="805650">
                <text:p>8056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7272">
                <text:p>927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716">
                <text:p>811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808">
                <text:p>836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004">
                <text:p>824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284">
                <text:p>857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640">
                <text:p>8576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8040">
                <text:p>9280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124">
                <text:p>809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250">
                <text:p>857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904">
                <text:p>836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570">
                <text:p>8075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700">
                <text:p>807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682">
                <text:p>811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512">
                <text:p>825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380">
                <text:p>8573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084">
                <text:p>808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000">
                <text:p>697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800">
                <text:p>811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088">
                <text:p>824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472">
                <text:p>824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100">
                <text:p>824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484">
                <text:p>824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2900">
                <text:p>6929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500">
                <text:p>676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15cm" chart:symbol-height="0.15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362cm" svg:height="34.612cm" xlink:href=".." xlink:type="simple" chart:class="chart:scatter" chart:style-name="ch1">
        <chart:legend chart:legend-position="end" svg:x="41.422cm" svg:y="16.758cm" style:legend-expansion="high" chart:style-name="ch2"/>
        <chart:plot-area chart:style-name="ch3" table:cell-range-address="sorted.A7:sorted.A144 sorted.G1:sorted.G1 sorted.H7:sorted.I144 sorted.I1:sorted.I1" chart:data-source-has-labels="row" svg:x="1.297cm" svg:y="2.903cm" svg:width="38.431cm" svg:height="30.597cm">
          <chartooo:coordinate-region svg:x="3.03cm" svg:y="3.103cm" svg:width="36.418cm" svg:height="29.7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rted.H7:sorted.H144" chart:label-cell-address="sorted.G1:sorted.G1" chart:class="chart:scatter">
            <chart:domain table:cell-range-address="sorted.A7:sorted.A144"/>
            <chart:data-point chart:repeated="138"/>
          </chart:series>
          <chart:series chart:style-name="ch8" chart:values-cell-range-address="sorted.I7:sorted.I144" chart:label-cell-address="sorted.I1:sorted.I1" chart:class="chart:scatter">
            <chart:data-point chart:repeated="1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sorted.G1:sorted.G1</svg:desc>
                </draw:g>
              </table:table-cell>
              <table:table-cell office:value-type="string">
                <text:p>6</text:p>
                <draw:g>
                  <svg:desc>sorted.I1:sorte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orted.A7:sorted.A144</svg:desc>
                </draw:g>
              </table:table-cell>
              <table:table-cell office:value-type="float" office:value="10824000">
                <text:p>10824000</text:p>
                <draw:g>
                  <svg:desc>sorted.H7:sorted.H144</svg:desc>
                </draw:g>
              </table:table-cell>
              <table:table-cell office:value-type="float" office:value="11094676">
                <text:p>11094676</text:p>
                <draw:g>
                  <svg:desc>sorted.I7:sorted.I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086400">
                <text:p>11086400</text:p>
              </table:table-cell>
              <table:table-cell office:value-type="float" office:value="11160228">
                <text:p>11160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152000">
                <text:p>11152000</text:p>
              </table:table-cell>
              <table:table-cell office:value-type="float" office:value="11176616">
                <text:p>11176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888224">
                <text:p>12888224</text:p>
              </table:table-cell>
              <table:table-cell office:value-type="float" office:value="12888618">
                <text:p>12888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890400">
                <text:p>12890400</text:p>
              </table:table-cell>
              <table:table-cell office:value-type="float" office:value="12889162">
                <text:p>12889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921120">
                <text:p>12921120</text:p>
              </table:table-cell>
              <table:table-cell office:value-type="float" office:value="12921418">
                <text:p>12921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923200">
                <text:p>12923200</text:p>
              </table:table-cell>
              <table:table-cell office:value-type="float" office:value="12921938">
                <text:p>12921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929344">
                <text:p>12929344</text:p>
              </table:table-cell>
              <table:table-cell office:value-type="float" office:value="12929618">
                <text:p>12929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2930132">
                <text:p>1293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2931668">
                <text:p>12931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2935828">
                <text:p>12935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945984">
                <text:p>12945984</text:p>
              </table:table-cell>
              <table:table-cell office:value-type="float" office:value="12946066">
                <text:p>12946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2946196">
                <text:p>12946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986912">
                <text:p>12986912</text:p>
              </table:table-cell>
              <table:table-cell office:value-type="float" office:value="12987018">
                <text:p>12987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987456">
                <text:p>12987456</text:p>
              </table:table-cell>
              <table:table-cell office:value-type="float" office:value="12987154">
                <text:p>12987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988800">
                <text:p>12988800</text:p>
              </table:table-cell>
              <table:table-cell office:value-type="float" office:value="12987490">
                <text:p>129874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184064">
                <text:p>13184064</text:p>
              </table:table-cell>
              <table:table-cell office:value-type="float" office:value="13183762">
                <text:p>13183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185408">
                <text:p>13185408</text:p>
              </table:table-cell>
              <table:table-cell office:value-type="float" office:value="13184098">
                <text:p>13184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185600">
                <text:p>13185600</text:p>
              </table:table-cell>
              <table:table-cell office:value-type="float" office:value="13184146">
                <text:p>13184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191552">
                <text:p>13191552</text:p>
              </table:table-cell>
              <table:table-cell office:value-type="float" office:value="13191778">
                <text:p>13191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191744">
                <text:p>13191744</text:p>
              </table:table-cell>
              <table:table-cell office:value-type="float" office:value="13191826">
                <text:p>13191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3191956">
                <text:p>13191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3192280">
                <text:p>131922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3192340">
                <text:p>131923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3193816">
                <text:p>13193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3193876">
                <text:p>13193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3197976">
                <text:p>13197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3197988">
                <text:p>13197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208192">
                <text:p>13208192</text:p>
              </table:table-cell>
              <table:table-cell office:value-type="float" office:value="13208226">
                <text:p>13208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3208260">
                <text:p>132082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3208344">
                <text:p>13208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3208356">
                <text:p>13208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208728">
                <text:p>132087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3210264">
                <text:p>13210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210276">
                <text:p>13210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3257412">
                <text:p>13257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3257496">
                <text:p>13257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3257508">
                <text:p>13257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3259416">
                <text:p>13259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3263528">
                <text:p>132635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3308616">
                <text:p>13308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3308712">
                <text:p>13308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309096">
                <text:p>13309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388928">
                <text:p>13388928</text:p>
              </table:table-cell>
              <table:table-cell office:value-type="float" office:value="13388962">
                <text:p>13388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390464">
                <text:p>13390464</text:p>
              </table:table-cell>
              <table:table-cell office:value-type="float" office:value="13388996">
                <text:p>13388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3390498">
                <text:p>13390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3390532">
                <text:p>13390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3390616">
                <text:p>13390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3390628">
                <text:p>133906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3391000">
                <text:p>13391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3391012">
                <text:p>133910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3392040">
                <text:p>133920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716000">
                <text:p>13716000</text:p>
              </table:table-cell>
              <table:table-cell office:value-type="float" office:value="13716106">
                <text:p>13716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716544">
                <text:p>13716544</text:p>
              </table:table-cell>
              <table:table-cell office:value-type="float" office:value="13716242">
                <text:p>137162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718080">
                <text:p>13718080</text:p>
              </table:table-cell>
              <table:table-cell office:value-type="float" office:value="13716578">
                <text:p>13716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722240">
                <text:p>13722240</text:p>
              </table:table-cell>
              <table:table-cell office:value-type="float" office:value="13716626">
                <text:p>13716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3716756">
                <text:p>13716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3718114">
                <text:p>13718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718162">
                <text:p>137181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3718292">
                <text:p>137182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3718616">
                <text:p>137186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3718676">
                <text:p>13718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3719704">
                <text:p>137197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3719716">
                <text:p>13719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3722274">
                <text:p>13722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3722308">
                <text:p>13722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3722392">
                <text:p>13722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3722404">
                <text:p>137224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3722788">
                <text:p>137227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3733060">
                <text:p>137330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3734596">
                <text:p>13734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3782212">
                <text:p>137822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13783748">
                <text:p>13783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3785256">
                <text:p>13785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3915332">
                <text:p>139153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3915428">
                <text:p>13915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13915688">
                <text:p>139156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14034248">
                <text:p>14034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193792">
                <text:p>14193792</text:p>
              </table:table-cell>
              <table:table-cell office:value-type="float" office:value="14193826">
                <text:p>14193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4193860">
                <text:p>141938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14193944">
                <text:p>141939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14193956">
                <text:p>141939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14194216">
                <text:p>14194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4194888">
                <text:p>141948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4194984">
                <text:p>14194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14198056">
                <text:p>14198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830112">
                <text:p>14830112</text:p>
              </table:table-cell>
              <table:table-cell office:value-type="float" office:value="14830150">
                <text:p>148301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830656">
                <text:p>14830656</text:p>
              </table:table-cell>
              <table:table-cell office:value-type="float" office:value="14830218">
                <text:p>148302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832000">
                <text:p>14832000</text:p>
              </table:table-cell>
              <table:table-cell office:value-type="float" office:value="14830354">
                <text:p>148303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832192">
                <text:p>14832192</text:p>
              </table:table-cell>
              <table:table-cell office:value-type="float" office:value="14830690">
                <text:p>148306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836352">
                <text:p>14836352</text:p>
              </table:table-cell>
              <table:table-cell office:value-type="float" office:value="14830732">
                <text:p>148307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14830738">
                <text:p>148307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4830868">
                <text:p>148308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14831140">
                <text:p>148311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14832034">
                <text:p>148320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4832226">
                <text:p>14832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4832268">
                <text:p>148322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4832274">
                <text:p>148322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4832404">
                <text:p>14832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4832728">
                <text:p>148327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4832740">
                <text:p>148327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4832788">
                <text:p>148327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4833816">
                <text:p>148338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4833828">
                <text:p>148338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4836386">
                <text:p>148363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4836420">
                <text:p>148364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4836504">
                <text:p>14836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4836516">
                <text:p>148365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4836840">
                <text:p>148368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4836888">
                <text:p>148368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4836900">
                <text:p>148369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4837928">
                <text:p>148379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4840104">
                <text:p>14840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4848640">
                <text:p>14848640</text:p>
              </table:table-cell>
              <table:table-cell office:value-type="float" office:value="14847138">
                <text:p>148471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4847172">
                <text:p>14847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4847256">
                <text:p>148472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4847268">
                <text:p>148472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4847528">
                <text:p>148475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4848674">
                <text:p>148486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4848708">
                <text:p>148487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4848792">
                <text:p>148487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4848804">
                <text:p>14848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4849128">
                <text:p>14849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4849176">
                <text:p>14849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4849188">
                <text:p>148491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4850216">
                <text:p>148502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4853288">
                <text:p>148532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4881954">
                <text:p>148819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4881988">
                <text:p>148819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4882072">
                <text:p>148820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4882084">
                <text:p>148820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4911816">
                <text:p>14911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4968004">
                <text:p>149680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4980292">
                <text:p>149802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4980388">
                <text:p>149803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5246498">
                <text:p>152464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5246532">
                <text:p>152465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5246628">
                <text:p>15246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